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06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30:55 3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958" calcext:value-type="float">
            <text:p>799,99958</text:p>
          </table:table-cell>
          <table:table-cell office:value-type="float" office:value="8327" calcext:value-type="float">
            <text:p>8327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AVERAGE([.C2:.C2010])" office:value-type="float" office:value="8318.13758389262" calcext:value-type="float">
            <text:p>8318,1375838926</text:p>
          </table:table-cell>
          <table:table-cell table:formula="of:=AVERAGE([.D2:.D2010])" office:value-type="float" office:value="930.057046979866" calcext:value-type="float">
            <text:p>930,05704697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7998" calcext:value-type="float">
            <text:p>899,97998</text:p>
          </table:table-cell>
          <table:table-cell office:value-type="float" office:value="8294" calcext:value-type="float">
            <text:p>8294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table:formula="of:=COM.MICROSOFT.STDEV.P([.C2:.C2010])" office:value-type="float" office:value="10.6765060802628" calcext:value-type="float">
            <text:p>10,6765060803</text:p>
          </table:table-cell>
          <table:table-cell table:formula="of:=COM.MICROSOFT.STDEV.P([.D2:.D2010])" office:value-type="float" office:value="18.7448453944962" calcext:value-type="float">
            <text:p>18,7448453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0016" calcext:value-type="float">
            <text:p>1000,00016</text:p>
          </table:table-cell>
          <table:table-cell office:value-type="float" office:value="8320" calcext:value-type="float">
            <text:p>8320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785" calcext:value-type="float">
            <text:p>1099,9785</text:p>
          </table:table-cell>
          <table:table-cell office:value-type="float" office:value="8293" calcext:value-type="float">
            <text:p>8293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606" calcext:value-type="float">
            <text:p>1199,99606</text:p>
          </table:table-cell>
          <table:table-cell office:value-type="float" office:value="8327" calcext:value-type="float">
            <text:p>8327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8844" calcext:value-type="float">
            <text:p>1299,98844</text:p>
          </table:table-cell>
          <table:table-cell office:value-type="float" office:value="8320" calcext:value-type="float">
            <text:p>8320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334" calcext:value-type="float">
            <text:p>1399,98334</text:p>
          </table:table-cell>
          <table:table-cell office:value-type="float" office:value="8321" calcext:value-type="float">
            <text:p>8321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1486" calcext:value-type="float">
            <text:p>1500,01486</text:p>
          </table:table-cell>
          <table:table-cell office:value-type="float" office:value="8325" calcext:value-type="float">
            <text:p>8325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04" calcext:value-type="float">
            <text:p>1599,9804</text:p>
          </table:table-cell>
          <table:table-cell office:value-type="float" office:value="8294" calcext:value-type="float">
            <text:p>8294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767" calcext:value-type="float">
            <text:p>1699,9767</text:p>
          </table:table-cell>
          <table:table-cell office:value-type="float" office:value="8326" calcext:value-type="float">
            <text:p>8326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8536" calcext:value-type="float">
            <text:p>1799,98536</text:p>
          </table:table-cell>
          <table:table-cell office:value-type="float" office:value="8300" calcext:value-type="float">
            <text:p>8300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7786" calcext:value-type="float">
            <text:p>1899,97786</text:p>
          </table:table-cell>
          <table:table-cell office:value-type="float" office:value="8301" calcext:value-type="float">
            <text:p>830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0342" calcext:value-type="float">
            <text:p>2000,00342</text:p>
          </table:table-cell>
          <table:table-cell office:value-type="float" office:value="8325" calcext:value-type="float">
            <text:p>8325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8746" calcext:value-type="float">
            <text:p>2099,98746</text:p>
          </table:table-cell>
          <table:table-cell office:value-type="float" office:value="8320" calcext:value-type="float">
            <text:p>8320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795" calcext:value-type="float">
            <text:p>2199,9795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8368" calcext:value-type="float">
            <text:p>2299,98368</text:p>
          </table:table-cell>
          <table:table-cell office:value-type="float" office:value="8327" calcext:value-type="float">
            <text:p>8327</text:p>
          </table:table-cell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122" calcext:value-type="float">
            <text:p>2399,99122</text:p>
          </table:table-cell>
          <table:table-cell office:value-type="float" office:value="8301" calcext:value-type="float">
            <text:p>830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8482" calcext:value-type="float">
            <text:p>2499,98482</text:p>
          </table:table-cell>
          <table:table-cell office:value-type="float" office:value="8293" calcext:value-type="float">
            <text:p>8293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3602" calcext:value-type="float">
            <text:p>2600,0360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1526" calcext:value-type="float">
            <text:p>2700,01526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8708" calcext:value-type="float">
            <text:p>2799,98708</text:p>
          </table:table-cell>
          <table:table-cell office:value-type="float" office:value="8295" calcext:value-type="float">
            <text:p>8295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868" calcext:value-type="float">
            <text:p>2899,9868</text:p>
          </table:table-cell>
          <table:table-cell office:value-type="float" office:value="8325" calcext:value-type="float">
            <text:p>8325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7652" calcext:value-type="float">
            <text:p>2999,97652</text:p>
          </table:table-cell>
          <table:table-cell office:value-type="float" office:value="8325" calcext:value-type="float">
            <text:p>8325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8524" calcext:value-type="float">
            <text:p>3099,98524</text:p>
          </table:table-cell>
          <table:table-cell office:value-type="float" office:value="8301" calcext:value-type="float">
            <text:p>830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1022" calcext:value-type="float">
            <text:p>3200,01022</text:p>
          </table:table-cell>
          <table:table-cell office:value-type="float" office:value="8297" calcext:value-type="float">
            <text:p>829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9032" calcext:value-type="float">
            <text:p>3299,99032</text:p>
          </table:table-cell>
          <table:table-cell office:value-type="float" office:value="8294" calcext:value-type="float">
            <text:p>8294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7676" calcext:value-type="float">
            <text:p>3399,97676</text:p>
          </table:table-cell>
          <table:table-cell office:value-type="float" office:value="8293" calcext:value-type="float">
            <text:p>8293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8096" calcext:value-type="float">
            <text:p>3499,98096</text:p>
          </table:table-cell>
          <table:table-cell office:value-type="float" office:value="8293" calcext:value-type="float">
            <text:p>8293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4396" calcext:value-type="float">
            <text:p>3600,0439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8316" calcext:value-type="float">
            <text:p>3699,98316</text:p>
          </table:table-cell>
          <table:table-cell office:value-type="float" office:value="8300" calcext:value-type="float">
            <text:p>830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8234" calcext:value-type="float">
            <text:p>3799,98234</text:p>
          </table:table-cell>
          <table:table-cell office:value-type="float" office:value="8301" calcext:value-type="float">
            <text:p>830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274" calcext:value-type="float">
            <text:p>3899,98274</text:p>
          </table:table-cell>
          <table:table-cell office:value-type="float" office:value="8301" calcext:value-type="float">
            <text:p>830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881" calcext:value-type="float">
            <text:p>3999,9881</text:p>
          </table:table-cell>
          <table:table-cell office:value-type="float" office:value="8319" calcext:value-type="float">
            <text:p>8319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7158" calcext:value-type="float">
            <text:p>4099,97158</text:p>
          </table:table-cell>
          <table:table-cell office:value-type="float" office:value="8319" calcext:value-type="float">
            <text:p>8319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7498" calcext:value-type="float">
            <text:p>4199,97498</text:p>
          </table:table-cell>
          <table:table-cell office:value-type="float" office:value="8301" calcext:value-type="float">
            <text:p>8301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8808" calcext:value-type="float">
            <text:p>4299,98808</text:p>
          </table:table-cell>
          <table:table-cell office:value-type="float" office:value="8327" calcext:value-type="float">
            <text:p>8327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0962" calcext:value-type="float">
            <text:p>4400,00962</text:p>
          </table:table-cell>
          <table:table-cell office:value-type="float" office:value="8327" calcext:value-type="float">
            <text:p>8327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808" calcext:value-type="float">
            <text:p>4499,9808</text:p>
          </table:table-cell>
          <table:table-cell office:value-type="float" office:value="8327" calcext:value-type="float">
            <text:p>832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39" calcext:value-type="float">
            <text:p>4599,9839</text:p>
          </table:table-cell>
          <table:table-cell office:value-type="float" office:value="8301" calcext:value-type="float">
            <text:p>8301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76" calcext:value-type="float">
            <text:p>4699,976</text:p>
          </table:table-cell>
          <table:table-cell office:value-type="float" office:value="8301" calcext:value-type="float">
            <text:p>8301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784" calcext:value-type="float">
            <text:p>4799,99784</text:p>
          </table:table-cell>
          <table:table-cell office:value-type="float" office:value="8320" calcext:value-type="float">
            <text:p>8320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795" calcext:value-type="float">
            <text:p>4899,9795</text:p>
          </table:table-cell>
          <table:table-cell office:value-type="float" office:value="8295" calcext:value-type="float">
            <text:p>8295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8174" calcext:value-type="float">
            <text:p>4999,98174</text:p>
          </table:table-cell>
          <table:table-cell office:value-type="float" office:value="8320" calcext:value-type="float">
            <text:p>8320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854" calcext:value-type="float">
            <text:p>5099,99854</text:p>
          </table:table-cell>
          <table:table-cell office:value-type="float" office:value="8325" calcext:value-type="float">
            <text:p>8325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8472" calcext:value-type="float">
            <text:p>5199,98472</text:p>
          </table:table-cell>
          <table:table-cell office:value-type="float" office:value="8312" calcext:value-type="float">
            <text:p>8312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562" calcext:value-type="float">
            <text:p>5300,00562</text:p>
          </table:table-cell>
          <table:table-cell office:value-type="float" office:value="8321" calcext:value-type="float">
            <text:p>8321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0528" calcext:value-type="float">
            <text:p>5400,00528</text:p>
          </table:table-cell>
          <table:table-cell office:value-type="float" office:value="8325" calcext:value-type="float">
            <text:p>8325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1744" calcext:value-type="float">
            <text:p>5500,01744</text:p>
          </table:table-cell>
          <table:table-cell office:value-type="float" office:value="8327" calcext:value-type="float">
            <text:p>8327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7102" calcext:value-type="float">
            <text:p>5599,97102</text:p>
          </table:table-cell>
          <table:table-cell office:value-type="float" office:value="8327" calcext:value-type="float">
            <text:p>8327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1114" calcext:value-type="float">
            <text:p>5700,01114</text:p>
          </table:table-cell>
          <table:table-cell office:value-type="float" office:value="8293" calcext:value-type="float">
            <text:p>8293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1278" calcext:value-type="float">
            <text:p>5800,01278</text:p>
          </table:table-cell>
          <table:table-cell office:value-type="float" office:value="8327" calcext:value-type="float">
            <text:p>832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766" calcext:value-type="float">
            <text:p>5899,98766</text:p>
          </table:table-cell>
          <table:table-cell office:value-type="float" office:value="8327" calcext:value-type="float">
            <text:p>832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986" calcext:value-type="float">
            <text:p>5999,99986</text:p>
          </table:table-cell>
          <table:table-cell office:value-type="float" office:value="8301" calcext:value-type="float">
            <text:p>830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89" calcext:value-type="float">
            <text:p>6099,989</text:p>
          </table:table-cell>
          <table:table-cell office:value-type="float" office:value="8325" calcext:value-type="float">
            <text:p>8325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809" calcext:value-type="float">
            <text:p>6199,9809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8128" calcext:value-type="float">
            <text:p>6299,98128</text:p>
          </table:table-cell>
          <table:table-cell office:value-type="float" office:value="8295" calcext:value-type="float">
            <text:p>8295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0728" calcext:value-type="float">
            <text:p>6400,00728</text:p>
          </table:table-cell>
          <table:table-cell office:value-type="float" office:value="8320" calcext:value-type="float">
            <text:p>8320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4086" calcext:value-type="float">
            <text:p>6500,04086</text:p>
          </table:table-cell>
          <table:table-cell office:value-type="float" office:value="8301" calcext:value-type="float">
            <text:p>8301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8838" calcext:value-type="float">
            <text:p>6599,98838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8014" calcext:value-type="float">
            <text:p>6699,98014</text:p>
          </table:table-cell>
          <table:table-cell office:value-type="float" office:value="8327" calcext:value-type="float">
            <text:p>832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9186" calcext:value-type="float">
            <text:p>6799,99186</text:p>
          </table:table-cell>
          <table:table-cell office:value-type="float" office:value="8327" calcext:value-type="float">
            <text:p>832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64" calcext:value-type="float">
            <text:p>6899,9864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95" calcext:value-type="float">
            <text:p>6999,995</text:p>
          </table:table-cell>
          <table:table-cell office:value-type="float" office:value="8327" calcext:value-type="float">
            <text:p>832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8834" calcext:value-type="float">
            <text:p>7099,98834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7616" calcext:value-type="float">
            <text:p>7199,97616</text:p>
          </table:table-cell>
          <table:table-cell office:value-type="float" office:value="8310" calcext:value-type="float">
            <text:p>8310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7896" calcext:value-type="float">
            <text:p>7299,97896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382" calcext:value-type="float">
            <text:p>7399,98382</text:p>
          </table:table-cell>
          <table:table-cell office:value-type="float" office:value="8327" calcext:value-type="float">
            <text:p>8327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3594" calcext:value-type="float">
            <text:p>7500,03594</text:p>
          </table:table-cell>
          <table:table-cell office:value-type="float" office:value="8320" calcext:value-type="float">
            <text:p>832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228" calcext:value-type="float">
            <text:p>7599,99228</text:p>
          </table:table-cell>
          <table:table-cell office:value-type="float" office:value="8323" calcext:value-type="float">
            <text:p>8323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496" calcext:value-type="float">
            <text:p>7699,98496</text:p>
          </table:table-cell>
          <table:table-cell office:value-type="float" office:value="8301" calcext:value-type="float">
            <text:p>8301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8086" calcext:value-type="float">
            <text:p>7799,98086</text:p>
          </table:table-cell>
          <table:table-cell office:value-type="float" office:value="8327" calcext:value-type="float">
            <text:p>8327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1" calcext:value-type="float">
            <text:p>7900,01</text:p>
          </table:table-cell>
          <table:table-cell office:value-type="float" office:value="8294" calcext:value-type="float">
            <text:p>8294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8722" calcext:value-type="float">
            <text:p>7999,98722</text:p>
          </table:table-cell>
          <table:table-cell office:value-type="float" office:value="8323" calcext:value-type="float">
            <text:p>8323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776" calcext:value-type="float">
            <text:p>8099,9776</text:p>
          </table:table-cell>
          <table:table-cell office:value-type="float" office:value="8312" calcext:value-type="float">
            <text:p>8312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978" calcext:value-type="float">
            <text:p>8199,98978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594" calcext:value-type="float">
            <text:p>8300,00594</text:p>
          </table:table-cell>
          <table:table-cell office:value-type="float" office:value="8327" calcext:value-type="float">
            <text:p>832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7872" calcext:value-type="float">
            <text:p>8399,97872</text:p>
          </table:table-cell>
          <table:table-cell office:value-type="float" office:value="8310" calcext:value-type="float">
            <text:p>8310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552" calcext:value-type="float">
            <text:p>8499,98552</text:p>
          </table:table-cell>
          <table:table-cell office:value-type="float" office:value="8301" calcext:value-type="float">
            <text:p>8301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849" calcext:value-type="float">
            <text:p>8599,9849</text:p>
          </table:table-cell>
          <table:table-cell office:value-type="float" office:value="8320" calcext:value-type="float">
            <text:p>8320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8282" calcext:value-type="float">
            <text:p>8699,98282</text:p>
          </table:table-cell>
          <table:table-cell office:value-type="float" office:value="8310" calcext:value-type="float">
            <text:p>8310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18" calcext:value-type="float">
            <text:p>8799,9918</text:p>
          </table:table-cell>
          <table:table-cell office:value-type="float" office:value="8327" calcext:value-type="float">
            <text:p>8327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7806" calcext:value-type="float">
            <text:p>8899,97806</text:p>
          </table:table-cell>
          <table:table-cell office:value-type="float" office:value="8298" calcext:value-type="float">
            <text:p>8298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7796" calcext:value-type="float">
            <text:p>8999,97796</text:p>
          </table:table-cell>
          <table:table-cell office:value-type="float" office:value="8325" calcext:value-type="float">
            <text:p>8325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313" calcext:value-type="float">
            <text:p>9100,0313</text:p>
          </table:table-cell>
          <table:table-cell office:value-type="float" office:value="8327" calcext:value-type="float">
            <text:p>832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7482" calcext:value-type="float">
            <text:p>9199,97482</text:p>
          </table:table-cell>
          <table:table-cell office:value-type="float" office:value="8298" calcext:value-type="float">
            <text:p>8298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7532" calcext:value-type="float">
            <text:p>9299,97532</text:p>
          </table:table-cell>
          <table:table-cell office:value-type="float" office:value="8326" calcext:value-type="float">
            <text:p>8326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766" calcext:value-type="float">
            <text:p>9399,9766</text:p>
          </table:table-cell>
          <table:table-cell office:value-type="float" office:value="8321" calcext:value-type="float">
            <text:p>8321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004" calcext:value-type="float">
            <text:p>9500,00004</text:p>
          </table:table-cell>
          <table:table-cell office:value-type="float" office:value="8298" calcext:value-type="float">
            <text:p>8298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3762" calcext:value-type="float">
            <text:p>9600,03762</text:p>
          </table:table-cell>
          <table:table-cell office:value-type="float" office:value="8303" calcext:value-type="float">
            <text:p>8303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8712" calcext:value-type="float">
            <text:p>9699,98712</text:p>
          </table:table-cell>
          <table:table-cell office:value-type="float" office:value="8301" calcext:value-type="float">
            <text:p>8301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8532" calcext:value-type="float">
            <text:p>9799,98532</text:p>
          </table:table-cell>
          <table:table-cell office:value-type="float" office:value="8310" calcext:value-type="float">
            <text:p>8310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7578" calcext:value-type="float">
            <text:p>9899,97578</text:p>
          </table:table-cell>
          <table:table-cell office:value-type="float" office:value="8326" calcext:value-type="float">
            <text:p>8326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976" calcext:value-type="float">
            <text:p>9999,98976</text:p>
          </table:table-cell>
          <table:table-cell office:value-type="float" office:value="8301" calcext:value-type="float">
            <text:p>830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344" calcext:value-type="float">
            <text:p>10100,00344</text:p>
          </table:table-cell>
          <table:table-cell office:value-type="float" office:value="8319" calcext:value-type="float">
            <text:p>8319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8154" calcext:value-type="float">
            <text:p>10199,98154</text:p>
          </table:table-cell>
          <table:table-cell office:value-type="float" office:value="8327" calcext:value-type="float">
            <text:p>832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0126" calcext:value-type="float">
            <text:p>10300,00126</text:p>
          </table:table-cell>
          <table:table-cell office:value-type="float" office:value="8326" calcext:value-type="float">
            <text:p>8326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8978" calcext:value-type="float">
            <text:p>10399,98978</text:p>
          </table:table-cell>
          <table:table-cell office:value-type="float" office:value="8310" calcext:value-type="float">
            <text:p>8310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2246" calcext:value-type="float">
            <text:p>10500,02246</text:p>
          </table:table-cell>
          <table:table-cell office:value-type="float" office:value="8327" calcext:value-type="float">
            <text:p>832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3362" calcext:value-type="float">
            <text:p>10600,03362</text:p>
          </table:table-cell>
          <table:table-cell office:value-type="float" office:value="8327" calcext:value-type="float">
            <text:p>8327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8406" calcext:value-type="float">
            <text:p>10699,98406</text:p>
          </table:table-cell>
          <table:table-cell office:value-type="float" office:value="8310" calcext:value-type="float">
            <text:p>8310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8528" calcext:value-type="float">
            <text:p>10799,98528</text:p>
          </table:table-cell>
          <table:table-cell office:value-type="float" office:value="8314" calcext:value-type="float">
            <text:p>8314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8546" calcext:value-type="float">
            <text:p>10899,98546</text:p>
          </table:table-cell>
          <table:table-cell office:value-type="float" office:value="8326" calcext:value-type="float">
            <text:p>8326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04" calcext:value-type="float">
            <text:p>10999,9804</text:p>
          </table:table-cell>
          <table:table-cell office:value-type="float" office:value="8297" calcext:value-type="float">
            <text:p>829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97" calcext:value-type="float">
            <text:p>11099,997</text:p>
          </table:table-cell>
          <table:table-cell office:value-type="float" office:value="8325" calcext:value-type="float">
            <text:p>8325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7558" calcext:value-type="float">
            <text:p>11199,97558</text:p>
          </table:table-cell>
          <table:table-cell office:value-type="float" office:value="8324" calcext:value-type="float">
            <text:p>8324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8194" calcext:value-type="float">
            <text:p>11299,98194</text:p>
          </table:table-cell>
          <table:table-cell office:value-type="float" office:value="8314" calcext:value-type="float">
            <text:p>831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1986" calcext:value-type="float">
            <text:p>11400,01986</text:p>
          </table:table-cell>
          <table:table-cell office:value-type="float" office:value="8307" calcext:value-type="float">
            <text:p>8307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8236" calcext:value-type="float">
            <text:p>11499,98236</text:p>
          </table:table-cell>
          <table:table-cell office:value-type="float" office:value="8313" calcext:value-type="float">
            <text:p>8313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8724" calcext:value-type="float">
            <text:p>11599,98724</text:p>
          </table:table-cell>
          <table:table-cell office:value-type="float" office:value="8302" calcext:value-type="float">
            <text:p>8302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8398" calcext:value-type="float">
            <text:p>11699,98398</text:p>
          </table:table-cell>
          <table:table-cell office:value-type="float" office:value="8310" calcext:value-type="float">
            <text:p>8310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332" calcext:value-type="float">
            <text:p>11799,99332</text:p>
          </table:table-cell>
          <table:table-cell office:value-type="float" office:value="8327" calcext:value-type="float">
            <text:p>832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66" calcext:value-type="float">
            <text:p>11899,9966</text:p>
          </table:table-cell>
          <table:table-cell office:value-type="float" office:value="8314" calcext:value-type="float">
            <text:p>831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8598" calcext:value-type="float">
            <text:p>11999,98598</text:p>
          </table:table-cell>
          <table:table-cell office:value-type="float" office:value="8302" calcext:value-type="float">
            <text:p>8302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948" calcext:value-type="float">
            <text:p>12099,9948</text:p>
          </table:table-cell>
          <table:table-cell office:value-type="float" office:value="8324" calcext:value-type="float">
            <text:p>8324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4668" calcext:value-type="float">
            <text:p>12200,04668</text:p>
          </table:table-cell>
          <table:table-cell office:value-type="float" office:value="8326" calcext:value-type="float">
            <text:p>8326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854" calcext:value-type="float">
            <text:p>12299,9854</text:p>
          </table:table-cell>
          <table:table-cell office:value-type="float" office:value="8310" calcext:value-type="float">
            <text:p>8310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802" calcext:value-type="float">
            <text:p>12399,99802</text:p>
          </table:table-cell>
          <table:table-cell office:value-type="float" office:value="8314" calcext:value-type="float">
            <text:p>8314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1812" calcext:value-type="float">
            <text:p>12500,01812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8292" calcext:value-type="float">
            <text:p>12599,98292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7984" calcext:value-type="float">
            <text:p>12699,97984</text:p>
          </table:table-cell>
          <table:table-cell office:value-type="float" office:value="8325" calcext:value-type="float">
            <text:p>8325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18" calcext:value-type="float">
            <text:p>12799,9918</text:p>
          </table:table-cell>
          <table:table-cell office:value-type="float" office:value="8307" calcext:value-type="float">
            <text:p>8307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74" calcext:value-type="float">
            <text:p>12899,9974</text:p>
          </table:table-cell>
          <table:table-cell office:value-type="float" office:value="8310" calcext:value-type="float">
            <text:p>8310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616" calcext:value-type="float">
            <text:p>12999,99616</text:p>
          </table:table-cell>
          <table:table-cell office:value-type="float" office:value="8296" calcext:value-type="float">
            <text:p>8296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7956" calcext:value-type="float">
            <text:p>13099,97956</text:p>
          </table:table-cell>
          <table:table-cell office:value-type="float" office:value="8296" calcext:value-type="float">
            <text:p>8296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7642" calcext:value-type="float">
            <text:p>13199,97642</text:p>
          </table:table-cell>
          <table:table-cell office:value-type="float" office:value="8296" calcext:value-type="float">
            <text:p>8296</text:p>
          </table:table-cell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748" calcext:value-type="float">
            <text:p>13299,9748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7674" calcext:value-type="float">
            <text:p>13399,97674</text:p>
          </table:table-cell>
          <table:table-cell office:value-type="float" office:value="8297" calcext:value-type="float">
            <text:p>8297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798" calcext:value-type="float">
            <text:p>13499,98798</text:p>
          </table:table-cell>
          <table:table-cell office:value-type="float" office:value="8294" calcext:value-type="float">
            <text:p>829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9228" calcext:value-type="float">
            <text:p>13599,99228</text:p>
          </table:table-cell>
          <table:table-cell office:value-type="float" office:value="8326" calcext:value-type="float">
            <text:p>8326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8742" calcext:value-type="float">
            <text:p>13699,98742</text:p>
          </table:table-cell>
          <table:table-cell office:value-type="float" office:value="8310" calcext:value-type="float">
            <text:p>831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006" calcext:value-type="float">
            <text:p>13799,98006</text:p>
          </table:table-cell>
          <table:table-cell office:value-type="float" office:value="8327" calcext:value-type="float">
            <text:p>832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82" calcext:value-type="float">
            <text:p>13899,982</text:p>
          </table:table-cell>
          <table:table-cell office:value-type="float" office:value="8324" calcext:value-type="float">
            <text:p>8324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8114" calcext:value-type="float">
            <text:p>13999,98114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35" calcext:value-type="float">
            <text:p>14099,9935</text:p>
          </table:table-cell>
          <table:table-cell office:value-type="float" office:value="8326" calcext:value-type="float">
            <text:p>8326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8874" calcext:value-type="float">
            <text:p>14199,98874</text:p>
          </table:table-cell>
          <table:table-cell office:value-type="float" office:value="8326" calcext:value-type="float">
            <text:p>8326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528" calcext:value-type="float">
            <text:p>14300,00528</text:p>
          </table:table-cell>
          <table:table-cell office:value-type="float" office:value="8310" calcext:value-type="float">
            <text:p>8310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7654" calcext:value-type="float">
            <text:p>14399,97654</text:p>
          </table:table-cell>
          <table:table-cell office:value-type="float" office:value="8314" calcext:value-type="float">
            <text:p>831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292" calcext:value-type="float">
            <text:p>14500,0292</text:p>
          </table:table-cell>
          <table:table-cell office:value-type="float" office:value="8313" calcext:value-type="float">
            <text:p>8313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488" calcext:value-type="float">
            <text:p>14599,99488</text:p>
          </table:table-cell>
          <table:table-cell office:value-type="float" office:value="8306" calcext:value-type="float">
            <text:p>8306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8736" calcext:value-type="float">
            <text:p>14699,98736</text:p>
          </table:table-cell>
          <table:table-cell office:value-type="float" office:value="8326" calcext:value-type="float">
            <text:p>8326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0974" calcext:value-type="float">
            <text:p>14800,00974</text:p>
          </table:table-cell>
          <table:table-cell office:value-type="float" office:value="8311" calcext:value-type="float">
            <text:p>831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346" calcext:value-type="float">
            <text:p>14899,98346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8206" calcext:value-type="float">
            <text:p>14999,98206</text:p>
          </table:table-cell>
          <table:table-cell office:value-type="float" office:value="8307" calcext:value-type="float">
            <text:p>830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9614" calcext:value-type="float">
            <text:p>15099,99614</text:p>
          </table:table-cell>
          <table:table-cell office:value-type="float" office:value="8297" calcext:value-type="float">
            <text:p>8297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7564" calcext:value-type="float">
            <text:p>15199,97564</text:p>
          </table:table-cell>
          <table:table-cell office:value-type="float" office:value="8294" calcext:value-type="float">
            <text:p>8294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94" calcext:value-type="float">
            <text:p>15299,9994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8414" calcext:value-type="float">
            <text:p>15399,98414</text:p>
          </table:table-cell>
          <table:table-cell office:value-type="float" office:value="8307" calcext:value-type="float">
            <text:p>830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8634" calcext:value-type="float">
            <text:p>15499,98634</text:p>
          </table:table-cell>
          <table:table-cell office:value-type="float" office:value="8326" calcext:value-type="float">
            <text:p>8326</text:p>
          </table:table-cell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7998" calcext:value-type="float">
            <text:p>15599,97998</text:p>
          </table:table-cell>
          <table:table-cell office:value-type="float" office:value="8318" calcext:value-type="float">
            <text:p>8318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6172" calcext:value-type="float">
            <text:p>15700,06172</text:p>
          </table:table-cell>
          <table:table-cell office:value-type="float" office:value="8324" calcext:value-type="float">
            <text:p>8324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8136" calcext:value-type="float">
            <text:p>15799,98136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8566" calcext:value-type="float">
            <text:p>15899,98566</text:p>
          </table:table-cell>
          <table:table-cell office:value-type="float" office:value="8293" calcext:value-type="float">
            <text:p>8293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742" calcext:value-type="float">
            <text:p>15999,9742</text:p>
          </table:table-cell>
          <table:table-cell office:value-type="float" office:value="8327" calcext:value-type="float">
            <text:p>8327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8886" calcext:value-type="float">
            <text:p>16099,98886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814" calcext:value-type="float">
            <text:p>16199,98814</text:p>
          </table:table-cell>
          <table:table-cell office:value-type="float" office:value="8311" calcext:value-type="float">
            <text:p>831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2224" calcext:value-type="float">
            <text:p>16300,0222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7618" calcext:value-type="float">
            <text:p>16399,97618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1478" calcext:value-type="float">
            <text:p>16500,01478</text:p>
          </table:table-cell>
          <table:table-cell office:value-type="float" office:value="8326" calcext:value-type="float">
            <text:p>8326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92" calcext:value-type="float">
            <text:p>16599,9892</text:p>
          </table:table-cell>
          <table:table-cell office:value-type="float" office:value="8327" calcext:value-type="float">
            <text:p>8327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362" calcext:value-type="float">
            <text:p>16700,00362</text:p>
          </table:table-cell>
          <table:table-cell office:value-type="float" office:value="8327" calcext:value-type="float">
            <text:p>832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7788" calcext:value-type="float">
            <text:p>16799,97788</text:p>
          </table:table-cell>
          <table:table-cell office:value-type="float" office:value="8327" calcext:value-type="float">
            <text:p>8327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0408" calcext:value-type="float">
            <text:p>16900,00408</text:p>
          </table:table-cell>
          <table:table-cell office:value-type="float" office:value="8311" calcext:value-type="float">
            <text:p>8311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792" calcext:value-type="float">
            <text:p>17000,00792</text:p>
          </table:table-cell>
          <table:table-cell office:value-type="float" office:value="8326" calcext:value-type="float">
            <text:p>8326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8114" calcext:value-type="float">
            <text:p>17099,98114</text:p>
          </table:table-cell>
          <table:table-cell office:value-type="float" office:value="8324" calcext:value-type="float">
            <text:p>8324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8632" calcext:value-type="float">
            <text:p>17199,98632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7678" calcext:value-type="float">
            <text:p>17299,97678</text:p>
          </table:table-cell>
          <table:table-cell office:value-type="float" office:value="8309" calcext:value-type="float">
            <text:p>8309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8446" calcext:value-type="float">
            <text:p>17399,98446</text:p>
          </table:table-cell>
          <table:table-cell office:value-type="float" office:value="8314" calcext:value-type="float">
            <text:p>8314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8502" calcext:value-type="float">
            <text:p>17499,98502</text:p>
          </table:table-cell>
          <table:table-cell office:value-type="float" office:value="8310" calcext:value-type="float">
            <text:p>8310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8016" calcext:value-type="float">
            <text:p>17599,98016</text:p>
          </table:table-cell>
          <table:table-cell office:value-type="float" office:value="8313" calcext:value-type="float">
            <text:p>8313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7652" calcext:value-type="float">
            <text:p>17699,97652</text:p>
          </table:table-cell>
          <table:table-cell office:value-type="float" office:value="8309" calcext:value-type="float">
            <text:p>8309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1202" calcext:value-type="float">
            <text:p>17800,01202</text:p>
          </table:table-cell>
          <table:table-cell office:value-type="float" office:value="8311" calcext:value-type="float">
            <text:p>831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7514" calcext:value-type="float">
            <text:p>17899,97514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8266" calcext:value-type="float">
            <text:p>17999,98266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1338" calcext:value-type="float">
            <text:p>18100,01338</text:p>
          </table:table-cell>
          <table:table-cell office:value-type="float" office:value="8297" calcext:value-type="float">
            <text:p>829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7928" calcext:value-type="float">
            <text:p>18199,97928</text:p>
          </table:table-cell>
          <table:table-cell office:value-type="float" office:value="8307" calcext:value-type="float">
            <text:p>830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8604" calcext:value-type="float">
            <text:p>18299,98604</text:p>
          </table:table-cell>
          <table:table-cell office:value-type="float" office:value="8323" calcext:value-type="float">
            <text:p>8323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478" calcext:value-type="float">
            <text:p>18399,98478</text:p>
          </table:table-cell>
          <table:table-cell office:value-type="float" office:value="8323" calcext:value-type="float">
            <text:p>8323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8256" calcext:value-type="float">
            <text:p>18499,98256</text:p>
          </table:table-cell>
          <table:table-cell office:value-type="float" office:value="8326" calcext:value-type="float">
            <text:p>8326</text:p>
          </table:table-cell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8044" calcext:value-type="float">
            <text:p>18599,98044</text:p>
          </table:table-cell>
          <table:table-cell office:value-type="float" office:value="8310" calcext:value-type="float">
            <text:p>831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7926" calcext:value-type="float">
            <text:p>18699,97926</text:p>
          </table:table-cell>
          <table:table-cell office:value-type="float" office:value="8323" calcext:value-type="float">
            <text:p>8323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9046" calcext:value-type="float">
            <text:p>18799,99046</text:p>
          </table:table-cell>
          <table:table-cell office:value-type="float" office:value="8297" calcext:value-type="float">
            <text:p>8297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041" calcext:value-type="float">
            <text:p>18900,0041</text:p>
          </table:table-cell>
          <table:table-cell office:value-type="float" office:value="8314" calcext:value-type="float">
            <text:p>8314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41" calcext:value-type="float">
            <text:p>18999,9841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26" calcext:value-type="float">
            <text:p>19099,982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6988" calcext:value-type="float">
            <text:p>19199,96988</text:p>
          </table:table-cell>
          <table:table-cell office:value-type="float" office:value="8297" calcext:value-type="float">
            <text:p>829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425" calcext:value-type="float">
            <text:p>19300,0425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009" calcext:value-type="float">
            <text:p>19400,0009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7502" calcext:value-type="float">
            <text:p>19499,97502</text:p>
          </table:table-cell>
          <table:table-cell office:value-type="float" office:value="8307" calcext:value-type="float">
            <text:p>830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676" calcext:value-type="float">
            <text:p>19600,0676</text:p>
          </table:table-cell>
          <table:table-cell office:value-type="float" office:value="8327" calcext:value-type="float">
            <text:p>8327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7466" calcext:value-type="float">
            <text:p>19699,97466</text:p>
          </table:table-cell>
          <table:table-cell office:value-type="float" office:value="8296" calcext:value-type="float">
            <text:p>8296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8154" calcext:value-type="float">
            <text:p>19799,98154</text:p>
          </table:table-cell>
          <table:table-cell office:value-type="float" office:value="8311" calcext:value-type="float">
            <text:p>831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432" calcext:value-type="float">
            <text:p>19899,99432</text:p>
          </table:table-cell>
          <table:table-cell office:value-type="float" office:value="8314" calcext:value-type="float">
            <text:p>8314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8178" calcext:value-type="float">
            <text:p>19999,98178</text:p>
          </table:table-cell>
          <table:table-cell office:value-type="float" office:value="8311" calcext:value-type="float">
            <text:p>8311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7756" calcext:value-type="float">
            <text:p>20099,97756</text:p>
          </table:table-cell>
          <table:table-cell office:value-type="float" office:value="8326" calcext:value-type="float">
            <text:p>8326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022" calcext:value-type="float">
            <text:p>20199,99022</text:p>
          </table:table-cell>
          <table:table-cell office:value-type="float" office:value="8310" calcext:value-type="float">
            <text:p>8310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252" calcext:value-type="float">
            <text:p>20299,99252</text:p>
          </table:table-cell>
          <table:table-cell office:value-type="float" office:value="8326" calcext:value-type="float">
            <text:p>8326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116" calcext:value-type="float">
            <text:p>20400,00116</text:p>
          </table:table-cell>
          <table:table-cell office:value-type="float" office:value="8297" calcext:value-type="float">
            <text:p>829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768" calcext:value-type="float">
            <text:p>20500,00768</text:p>
          </table:table-cell>
          <table:table-cell office:value-type="float" office:value="8324" calcext:value-type="float">
            <text:p>8324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0216" calcext:value-type="float">
            <text:p>20600,00216</text:p>
          </table:table-cell>
          <table:table-cell office:value-type="float" office:value="8326" calcext:value-type="float">
            <text:p>8326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811" calcext:value-type="float">
            <text:p>20699,9811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9032" calcext:value-type="float">
            <text:p>20799,99032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0772" calcext:value-type="float">
            <text:p>20900,00772</text:p>
          </table:table-cell>
          <table:table-cell office:value-type="float" office:value="8312" calcext:value-type="float">
            <text:p>8312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7312" calcext:value-type="float">
            <text:p>20999,97312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8216" calcext:value-type="float">
            <text:p>21099,98216</text:p>
          </table:table-cell>
          <table:table-cell office:value-type="float" office:value="8327" calcext:value-type="float">
            <text:p>8327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468" calcext:value-type="float">
            <text:p>21199,99468</text:p>
          </table:table-cell>
          <table:table-cell office:value-type="float" office:value="8324" calcext:value-type="float">
            <text:p>8324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887" calcext:value-type="float">
            <text:p>21299,9887</text:p>
          </table:table-cell>
          <table:table-cell office:value-type="float" office:value="8310" calcext:value-type="float">
            <text:p>8310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7928" calcext:value-type="float">
            <text:p>21399,97928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0916" calcext:value-type="float">
            <text:p>21500,00916</text:p>
          </table:table-cell>
          <table:table-cell office:value-type="float" office:value="8310" calcext:value-type="float">
            <text:p>8310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0034" calcext:value-type="float">
            <text:p>21600,00034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752" calcext:value-type="float">
            <text:p>21699,9752</text:p>
          </table:table-cell>
          <table:table-cell office:value-type="float" office:value="8314" calcext:value-type="float">
            <text:p>831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3266" calcext:value-type="float">
            <text:p>21800,03266</text:p>
          </table:table-cell>
          <table:table-cell office:value-type="float" office:value="8297" calcext:value-type="float">
            <text:p>829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0372" calcext:value-type="float">
            <text:p>21900,00372</text:p>
          </table:table-cell>
          <table:table-cell office:value-type="float" office:value="8314" calcext:value-type="float">
            <text:p>831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634" calcext:value-type="float">
            <text:p>21999,99634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0426" calcext:value-type="float">
            <text:p>22100,00426</text:p>
          </table:table-cell>
          <table:table-cell office:value-type="float" office:value="8324" calcext:value-type="float">
            <text:p>8324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8294" calcext:value-type="float">
            <text:p>22199,98294</text:p>
          </table:table-cell>
          <table:table-cell office:value-type="float" office:value="8324" calcext:value-type="float">
            <text:p>8324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8992" calcext:value-type="float">
            <text:p>22299,98992</text:p>
          </table:table-cell>
          <table:table-cell office:value-type="float" office:value="8327" calcext:value-type="float">
            <text:p>832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078" calcext:value-type="float">
            <text:p>22399,98078</text:p>
          </table:table-cell>
          <table:table-cell office:value-type="float" office:value="8327" calcext:value-type="float">
            <text:p>8327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552" calcext:value-type="float">
            <text:p>22500,01552</text:p>
          </table:table-cell>
          <table:table-cell office:value-type="float" office:value="8313" calcext:value-type="float">
            <text:p>8313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878" calcext:value-type="float">
            <text:p>22599,99878</text:p>
          </table:table-cell>
          <table:table-cell office:value-type="float" office:value="8326" calcext:value-type="float">
            <text:p>8326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8228" calcext:value-type="float">
            <text:p>22699,98228</text:p>
          </table:table-cell>
          <table:table-cell office:value-type="float" office:value="8327" calcext:value-type="float">
            <text:p>8327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1022" calcext:value-type="float">
            <text:p>22800,01022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7714" calcext:value-type="float">
            <text:p>22899,97714</text:p>
          </table:table-cell>
          <table:table-cell office:value-type="float" office:value="8307" calcext:value-type="float">
            <text:p>8307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805" calcext:value-type="float">
            <text:p>22999,9805</text:p>
          </table:table-cell>
          <table:table-cell office:value-type="float" office:value="8296" calcext:value-type="float">
            <text:p>8296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732" calcext:value-type="float">
            <text:p>23099,98732</text:p>
          </table:table-cell>
          <table:table-cell office:value-type="float" office:value="8297" calcext:value-type="float">
            <text:p>8297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7958" calcext:value-type="float">
            <text:p>23199,97958</text:p>
          </table:table-cell>
          <table:table-cell office:value-type="float" office:value="8294" calcext:value-type="float">
            <text:p>8294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376" calcext:value-type="float">
            <text:p>23300,00376</text:p>
          </table:table-cell>
          <table:table-cell office:value-type="float" office:value="8294" calcext:value-type="float">
            <text:p>8294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811" calcext:value-type="float">
            <text:p>23399,9811</text:p>
          </table:table-cell>
          <table:table-cell office:value-type="float" office:value="8310" calcext:value-type="float">
            <text:p>8310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2262" calcext:value-type="float">
            <text:p>23500,02262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8926" calcext:value-type="float">
            <text:p>23599,98926</text:p>
          </table:table-cell>
          <table:table-cell office:value-type="float" office:value="8307" calcext:value-type="float">
            <text:p>830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849" calcext:value-type="float">
            <text:p>23699,9849</text:p>
          </table:table-cell>
          <table:table-cell office:value-type="float" office:value="8326" calcext:value-type="float">
            <text:p>8326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0478" calcext:value-type="float">
            <text:p>23800,00478</text:p>
          </table:table-cell>
          <table:table-cell office:value-type="float" office:value="8326" calcext:value-type="float">
            <text:p>8326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032" calcext:value-type="float">
            <text:p>23899,99032</text:p>
          </table:table-cell>
          <table:table-cell office:value-type="float" office:value="8327" calcext:value-type="float">
            <text:p>8327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8414" calcext:value-type="float">
            <text:p>23999,98414</text:p>
          </table:table-cell>
          <table:table-cell office:value-type="float" office:value="8326" calcext:value-type="float">
            <text:p>8326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7488" calcext:value-type="float">
            <text:p>24099,97488</text:p>
          </table:table-cell>
          <table:table-cell office:value-type="float" office:value="8310" calcext:value-type="float">
            <text:p>8310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8542" calcext:value-type="float">
            <text:p>24199,98542</text:p>
          </table:table-cell>
          <table:table-cell office:value-type="float" office:value="8310" calcext:value-type="float">
            <text:p>8310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7986" calcext:value-type="float">
            <text:p>24299,97986</text:p>
          </table:table-cell>
          <table:table-cell office:value-type="float" office:value="8310" calcext:value-type="float">
            <text:p>8310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284" calcext:value-type="float">
            <text:p>24399,99284</text:p>
          </table:table-cell>
          <table:table-cell office:value-type="float" office:value="8327" calcext:value-type="float">
            <text:p>832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154" calcext:value-type="float">
            <text:p>24500,00154</text:p>
          </table:table-cell>
          <table:table-cell office:value-type="float" office:value="8311" calcext:value-type="float">
            <text:p>8311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8348" calcext:value-type="float">
            <text:p>24599,98348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102" calcext:value-type="float">
            <text:p>24699,99102</text:p>
          </table:table-cell>
          <table:table-cell office:value-type="float" office:value="8324" calcext:value-type="float">
            <text:p>832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7806" calcext:value-type="float">
            <text:p>24799,97806</text:p>
          </table:table-cell>
          <table:table-cell office:value-type="float" office:value="8327" calcext:value-type="float">
            <text:p>832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9642" calcext:value-type="float">
            <text:p>24899,99642</text:p>
          </table:table-cell>
          <table:table-cell office:value-type="float" office:value="8327" calcext:value-type="float">
            <text:p>832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658" calcext:value-type="float">
            <text:p>25000,00658</text:p>
          </table:table-cell>
          <table:table-cell office:value-type="float" office:value="8314" calcext:value-type="float">
            <text:p>831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558" calcext:value-type="float">
            <text:p>25099,98558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8834" calcext:value-type="float">
            <text:p>25199,98834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7962" calcext:value-type="float">
            <text:p>25299,97962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7954" calcext:value-type="float">
            <text:p>25399,97954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728" calcext:value-type="float">
            <text:p>25500,00728</text:p>
          </table:table-cell>
          <table:table-cell office:value-type="float" office:value="8327" calcext:value-type="float">
            <text:p>832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41" calcext:value-type="float">
            <text:p>25599,9841</text:p>
          </table:table-cell>
          <table:table-cell office:value-type="float" office:value="8307" calcext:value-type="float">
            <text:p>830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494" calcext:value-type="float">
            <text:p>25699,99494</text:p>
          </table:table-cell>
          <table:table-cell office:value-type="float" office:value="8327" calcext:value-type="float">
            <text:p>832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8014" calcext:value-type="float">
            <text:p>25799,98014</text:p>
          </table:table-cell>
          <table:table-cell office:value-type="float" office:value="8327" calcext:value-type="float">
            <text:p>832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0784" calcext:value-type="float">
            <text:p>25900,00784</text:p>
          </table:table-cell>
          <table:table-cell office:value-type="float" office:value="8307" calcext:value-type="float">
            <text:p>830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8766" calcext:value-type="float">
            <text:p>25999,98766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8402" calcext:value-type="float">
            <text:p>26099,98402</text:p>
          </table:table-cell>
          <table:table-cell office:value-type="float" office:value="8318" calcext:value-type="float">
            <text:p>8318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804" calcext:value-type="float">
            <text:p>26199,9804</text:p>
          </table:table-cell>
          <table:table-cell office:value-type="float" office:value="8310" calcext:value-type="float">
            <text:p>8310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122" calcext:value-type="float">
            <text:p>26299,9912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906" calcext:value-type="float">
            <text:p>26399,99906</text:p>
          </table:table-cell>
          <table:table-cell office:value-type="float" office:value="8313" calcext:value-type="float">
            <text:p>8313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8532" calcext:value-type="float">
            <text:p>26499,98532</text:p>
          </table:table-cell>
          <table:table-cell office:value-type="float" office:value="8327" calcext:value-type="float">
            <text:p>8327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8156" calcext:value-type="float">
            <text:p>26599,98156</text:p>
          </table:table-cell>
          <table:table-cell office:value-type="float" office:value="8306" calcext:value-type="float">
            <text:p>8306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7752" calcext:value-type="float">
            <text:p>26699,97752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904" calcext:value-type="float">
            <text:p>26799,97904</text:p>
          </table:table-cell>
          <table:table-cell office:value-type="float" office:value="8324" calcext:value-type="float">
            <text:p>8324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8602" calcext:value-type="float">
            <text:p>26899,98602</text:p>
          </table:table-cell>
          <table:table-cell office:value-type="float" office:value="8327" calcext:value-type="float">
            <text:p>832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7456" calcext:value-type="float">
            <text:p>26999,97456</text:p>
          </table:table-cell>
          <table:table-cell office:value-type="float" office:value="8318" calcext:value-type="float">
            <text:p>8318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8734" calcext:value-type="float">
            <text:p>27099,9873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752" calcext:value-type="float">
            <text:p>27200,0075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17" calcext:value-type="float">
            <text:p>27299,9917</text:p>
          </table:table-cell>
          <table:table-cell office:value-type="float" office:value="8294" calcext:value-type="float">
            <text:p>8294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1616" calcext:value-type="float">
            <text:p>27400,01616</text:p>
          </table:table-cell>
          <table:table-cell office:value-type="float" office:value="8326" calcext:value-type="float">
            <text:p>8326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8478" calcext:value-type="float">
            <text:p>27499,98478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492" calcext:value-type="float">
            <text:p>27599,98492</text:p>
          </table:table-cell>
          <table:table-cell office:value-type="float" office:value="8313" calcext:value-type="float">
            <text:p>8313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748" calcext:value-type="float">
            <text:p>27699,99748</text:p>
          </table:table-cell>
          <table:table-cell office:value-type="float" office:value="8310" calcext:value-type="float">
            <text:p>8310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7912" calcext:value-type="float">
            <text:p>27799,97912</text:p>
          </table:table-cell>
          <table:table-cell office:value-type="float" office:value="8314" calcext:value-type="float">
            <text:p>831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1344" calcext:value-type="float">
            <text:p>27900,01344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476" calcext:value-type="float">
            <text:p>28000,00476</text:p>
          </table:table-cell>
          <table:table-cell office:value-type="float" office:value="8318" calcext:value-type="float">
            <text:p>8318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8322" calcext:value-type="float">
            <text:p>28099,98322</text:p>
          </table:table-cell>
          <table:table-cell office:value-type="float" office:value="8326" calcext:value-type="float">
            <text:p>8326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8" calcext:value-type="float">
            <text:p>28199,98</text:p>
          </table:table-cell>
          <table:table-cell office:value-type="float" office:value="8327" calcext:value-type="float">
            <text:p>832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013" calcext:value-type="float">
            <text:p>28300,0013</text:p>
          </table:table-cell>
          <table:table-cell office:value-type="float" office:value="8297" calcext:value-type="float">
            <text:p>829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124" calcext:value-type="float">
            <text:p>28400,01124</text:p>
          </table:table-cell>
          <table:table-cell office:value-type="float" office:value="8327" calcext:value-type="float">
            <text:p>8327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8026" calcext:value-type="float">
            <text:p>28499,98026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0962" calcext:value-type="float">
            <text:p>28600,00962</text:p>
          </table:table-cell>
          <table:table-cell office:value-type="float" office:value="8323" calcext:value-type="float">
            <text:p>8323</text:p>
          </table:table-cell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0082" calcext:value-type="float">
            <text:p>28700,00082</text:p>
          </table:table-cell>
          <table:table-cell office:value-type="float" office:value="8294" calcext:value-type="float">
            <text:p>8294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0272" calcext:value-type="float">
            <text:p>28800,00272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7412" calcext:value-type="float">
            <text:p>28899,97412</text:p>
          </table:table-cell>
          <table:table-cell office:value-type="float" office:value="8323" calcext:value-type="float">
            <text:p>8323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562" calcext:value-type="float">
            <text:p>29000,00562</text:p>
          </table:table-cell>
          <table:table-cell office:value-type="float" office:value="8327" calcext:value-type="float">
            <text:p>8327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1026" calcext:value-type="float">
            <text:p>29100,01026</text:p>
          </table:table-cell>
          <table:table-cell office:value-type="float" office:value="8327" calcext:value-type="float">
            <text:p>8327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8308" calcext:value-type="float">
            <text:p>29199,98308</text:p>
          </table:table-cell>
          <table:table-cell office:value-type="float" office:value="8327" calcext:value-type="float">
            <text:p>8327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2626" calcext:value-type="float">
            <text:p>29300,02626</text:p>
          </table:table-cell>
          <table:table-cell office:value-type="float" office:value="8311" calcext:value-type="float">
            <text:p>831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368" calcext:value-type="float">
            <text:p>29399,98368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015" calcext:value-type="float">
            <text:p>29500,0015</text:p>
          </table:table-cell>
          <table:table-cell office:value-type="float" office:value="8309" calcext:value-type="float">
            <text:p>8309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779" calcext:value-type="float">
            <text:p>29599,9779</text:p>
          </table:table-cell>
          <table:table-cell office:value-type="float" office:value="8309" calcext:value-type="float">
            <text:p>8309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9924" calcext:value-type="float">
            <text:p>29699,99924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1354" calcext:value-type="float">
            <text:p>29800,01354</text:p>
          </table:table-cell>
          <table:table-cell office:value-type="float" office:value="8314" calcext:value-type="float">
            <text:p>8314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8894" calcext:value-type="float">
            <text:p>29899,98894</text:p>
          </table:table-cell>
          <table:table-cell office:value-type="float" office:value="8324" calcext:value-type="float">
            <text:p>8324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8556" calcext:value-type="float">
            <text:p>29999,98556</text:p>
          </table:table-cell>
          <table:table-cell office:value-type="float" office:value="8324" calcext:value-type="float">
            <text:p>8324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7924" calcext:value-type="float">
            <text:p>30099,97924</text:p>
          </table:table-cell>
          <table:table-cell office:value-type="float" office:value="8323" calcext:value-type="float">
            <text:p>8323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767" calcext:value-type="float">
            <text:p>30199,9767</text:p>
          </table:table-cell>
          <table:table-cell office:value-type="float" office:value="8297" calcext:value-type="float">
            <text:p>829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8158" calcext:value-type="float">
            <text:p>30299,98158</text:p>
          </table:table-cell>
          <table:table-cell office:value-type="float" office:value="8294" calcext:value-type="float">
            <text:p>8294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7984" calcext:value-type="float">
            <text:p>30399,97984</text:p>
          </table:table-cell>
          <table:table-cell office:value-type="float" office:value="8314" calcext:value-type="float">
            <text:p>8314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426" calcext:value-type="float">
            <text:p>30500,0042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8384" calcext:value-type="float">
            <text:p>30599,98384</text:p>
          </table:table-cell>
          <table:table-cell office:value-type="float" office:value="8294" calcext:value-type="float">
            <text:p>8294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7854" calcext:value-type="float">
            <text:p>30699,97854</text:p>
          </table:table-cell>
          <table:table-cell office:value-type="float" office:value="8324" calcext:value-type="float">
            <text:p>8324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8124" calcext:value-type="float">
            <text:p>30799,98124</text:p>
          </table:table-cell>
          <table:table-cell office:value-type="float" office:value="8324" calcext:value-type="float">
            <text:p>8324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8442" calcext:value-type="float">
            <text:p>30899,98442</text:p>
          </table:table-cell>
          <table:table-cell office:value-type="float" office:value="8323" calcext:value-type="float">
            <text:p>8323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818" calcext:value-type="float">
            <text:p>30999,9818</text:p>
          </table:table-cell>
          <table:table-cell office:value-type="float" office:value="8306" calcext:value-type="float">
            <text:p>8306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236" calcext:value-type="float">
            <text:p>31099,98236</text:p>
          </table:table-cell>
          <table:table-cell office:value-type="float" office:value="8310" calcext:value-type="float">
            <text:p>8310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8928" calcext:value-type="float">
            <text:p>31199,98928</text:p>
          </table:table-cell>
          <table:table-cell office:value-type="float" office:value="8314" calcext:value-type="float">
            <text:p>8314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8378" calcext:value-type="float">
            <text:p>31299,98378</text:p>
          </table:table-cell>
          <table:table-cell office:value-type="float" office:value="8297" calcext:value-type="float">
            <text:p>829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368" calcext:value-type="float">
            <text:p>31399,98368</text:p>
          </table:table-cell>
          <table:table-cell office:value-type="float" office:value="8326" calcext:value-type="float">
            <text:p>8326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7516" calcext:value-type="float">
            <text:p>31499,97516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896" calcext:value-type="float">
            <text:p>31599,9896</text:p>
          </table:table-cell>
          <table:table-cell office:value-type="float" office:value="8301" calcext:value-type="float">
            <text:p>8301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7426" calcext:value-type="float">
            <text:p>31699,97426</text:p>
          </table:table-cell>
          <table:table-cell office:value-type="float" office:value="8318" calcext:value-type="float">
            <text:p>8318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8326" calcext:value-type="float">
            <text:p>31799,98326</text:p>
          </table:table-cell>
          <table:table-cell office:value-type="float" office:value="8323" calcext:value-type="float">
            <text:p>8323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899" calcext:value-type="float">
            <text:p>31899,9899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8352" calcext:value-type="float">
            <text:p>31999,98352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7264" calcext:value-type="float">
            <text:p>32099,97264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8152" calcext:value-type="float">
            <text:p>32199,98152</text:p>
          </table:table-cell>
          <table:table-cell office:value-type="float" office:value="8324" calcext:value-type="float">
            <text:p>8324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8138" calcext:value-type="float">
            <text:p>32299,98138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7998" calcext:value-type="float">
            <text:p>32399,97998</text:p>
          </table:table-cell>
          <table:table-cell office:value-type="float" office:value="8308" calcext:value-type="float">
            <text:p>8308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81" calcext:value-type="float">
            <text:p>32500,0081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28" calcext:value-type="float">
            <text:p>32599,9928</text:p>
          </table:table-cell>
          <table:table-cell office:value-type="float" office:value="8314" calcext:value-type="float">
            <text:p>8314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478" calcext:value-type="float">
            <text:p>32700,00478</text:p>
          </table:table-cell>
          <table:table-cell office:value-type="float" office:value="8326" calcext:value-type="float">
            <text:p>8326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7594" calcext:value-type="float">
            <text:p>32799,97594</text:p>
          </table:table-cell>
          <table:table-cell office:value-type="float" office:value="8325" calcext:value-type="float">
            <text:p>8325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7078" calcext:value-type="float">
            <text:p>32899,97078</text:p>
          </table:table-cell>
          <table:table-cell office:value-type="float" office:value="8313" calcext:value-type="float">
            <text:p>8313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4536" calcext:value-type="float">
            <text:p>33000,04536</text:p>
          </table:table-cell>
          <table:table-cell office:value-type="float" office:value="8310" calcext:value-type="float">
            <text:p>8310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0768" calcext:value-type="float">
            <text:p>33100,00768</text:p>
          </table:table-cell>
          <table:table-cell office:value-type="float" office:value="8308" calcext:value-type="float">
            <text:p>8308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956" calcext:value-type="float">
            <text:p>33199,99956</text:p>
          </table:table-cell>
          <table:table-cell office:value-type="float" office:value="8293" calcext:value-type="float">
            <text:p>8293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028" calcext:value-type="float">
            <text:p>33299,98028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4776" calcext:value-type="float">
            <text:p>33400,04776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7832" calcext:value-type="float">
            <text:p>33499,97832</text:p>
          </table:table-cell>
          <table:table-cell office:value-type="float" office:value="8326" calcext:value-type="float">
            <text:p>8326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8824" calcext:value-type="float">
            <text:p>33599,98824</text:p>
          </table:table-cell>
          <table:table-cell office:value-type="float" office:value="8314" calcext:value-type="float">
            <text:p>8314</text:p>
          </table:table-cell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1048" calcext:value-type="float">
            <text:p>33700,01048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8492" calcext:value-type="float">
            <text:p>33800,08492</text:p>
          </table:table-cell>
          <table:table-cell office:value-type="float" office:value="8310" calcext:value-type="float">
            <text:p>8310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67" calcext:value-type="float">
            <text:p>33900,0067</text:p>
          </table:table-cell>
          <table:table-cell office:value-type="float" office:value="8314" calcext:value-type="float">
            <text:p>8314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64" calcext:value-type="float">
            <text:p>33999,9964</text:p>
          </table:table-cell>
          <table:table-cell office:value-type="float" office:value="8325" calcext:value-type="float">
            <text:p>8325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8738" calcext:value-type="float">
            <text:p>34099,98738</text:p>
          </table:table-cell>
          <table:table-cell office:value-type="float" office:value="8309" calcext:value-type="float">
            <text:p>8309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716" calcext:value-type="float">
            <text:p>34199,9716</text:p>
          </table:table-cell>
          <table:table-cell office:value-type="float" office:value="8326" calcext:value-type="float">
            <text:p>8326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7688" calcext:value-type="float">
            <text:p>34299,97688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0828" calcext:value-type="float">
            <text:p>34400,00828</text:p>
          </table:table-cell>
          <table:table-cell office:value-type="float" office:value="8323" calcext:value-type="float">
            <text:p>8323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964" calcext:value-type="float">
            <text:p>34499,98964</text:p>
          </table:table-cell>
          <table:table-cell office:value-type="float" office:value="8313" calcext:value-type="float">
            <text:p>8313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3332" calcext:value-type="float">
            <text:p>34600,03332</text:p>
          </table:table-cell>
          <table:table-cell office:value-type="float" office:value="8327" calcext:value-type="float">
            <text:p>8327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1252" calcext:value-type="float">
            <text:p>34700,01252</text:p>
          </table:table-cell>
          <table:table-cell office:value-type="float" office:value="8307" calcext:value-type="float">
            <text:p>830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2632" calcext:value-type="float">
            <text:p>34800,02632</text:p>
          </table:table-cell>
          <table:table-cell office:value-type="float" office:value="8326" calcext:value-type="float">
            <text:p>8326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0226" calcext:value-type="float">
            <text:p>34900,00226</text:p>
          </table:table-cell>
          <table:table-cell office:value-type="float" office:value="8326" calcext:value-type="float">
            <text:p>8326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1336" calcext:value-type="float">
            <text:p>35000,01336</text:p>
          </table:table-cell>
          <table:table-cell office:value-type="float" office:value="8327" calcext:value-type="float">
            <text:p>832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0624" calcext:value-type="float">
            <text:p>35100,00624</text:p>
          </table:table-cell>
          <table:table-cell office:value-type="float" office:value="8296" calcext:value-type="float">
            <text:p>8296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696" calcext:value-type="float">
            <text:p>35199,98696</text:p>
          </table:table-cell>
          <table:table-cell office:value-type="float" office:value="8301" calcext:value-type="float">
            <text:p>8301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826" calcext:value-type="float">
            <text:p>35299,98826</text:p>
          </table:table-cell>
          <table:table-cell office:value-type="float" office:value="8319" calcext:value-type="float">
            <text:p>8319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8668" calcext:value-type="float">
            <text:p>35399,98668</text:p>
          </table:table-cell>
          <table:table-cell office:value-type="float" office:value="8308" calcext:value-type="float">
            <text:p>8308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7868" calcext:value-type="float">
            <text:p>35499,97868</text:p>
          </table:table-cell>
          <table:table-cell office:value-type="float" office:value="8311" calcext:value-type="float">
            <text:p>8311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0018" calcext:value-type="float">
            <text:p>35600,00018</text:p>
          </table:table-cell>
          <table:table-cell office:value-type="float" office:value="8301" calcext:value-type="float">
            <text:p>830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816" calcext:value-type="float">
            <text:p>35699,9816</text:p>
          </table:table-cell>
          <table:table-cell office:value-type="float" office:value="8323" calcext:value-type="float">
            <text:p>8323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2716" calcext:value-type="float">
            <text:p>35800,02716</text:p>
          </table:table-cell>
          <table:table-cell office:value-type="float" office:value="8297" calcext:value-type="float">
            <text:p>829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7938" calcext:value-type="float">
            <text:p>35899,97938</text:p>
          </table:table-cell>
          <table:table-cell office:value-type="float" office:value="8326" calcext:value-type="float">
            <text:p>8326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7544" calcext:value-type="float">
            <text:p>35999,97544</text:p>
          </table:table-cell>
          <table:table-cell office:value-type="float" office:value="8327" calcext:value-type="float">
            <text:p>8327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682" calcext:value-type="float">
            <text:p>36100,00682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8848" calcext:value-type="float">
            <text:p>36199,98848</text:p>
          </table:table-cell>
          <table:table-cell office:value-type="float" office:value="8314" calcext:value-type="float">
            <text:p>8314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8076" calcext:value-type="float">
            <text:p>36299,98076</text:p>
          </table:table-cell>
          <table:table-cell office:value-type="float" office:value="8318" calcext:value-type="float">
            <text:p>8318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796" calcext:value-type="float">
            <text:p>36399,9796</text:p>
          </table:table-cell>
          <table:table-cell office:value-type="float" office:value="8325" calcext:value-type="float">
            <text:p>8325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8314" calcext:value-type="float">
            <text:p>36499,9831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5012" calcext:value-type="float">
            <text:p>36600,05012</text:p>
          </table:table-cell>
          <table:table-cell office:value-type="float" office:value="8310" calcext:value-type="float">
            <text:p>8310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778" calcext:value-type="float">
            <text:p>36699,9778</text:p>
          </table:table-cell>
          <table:table-cell office:value-type="float" office:value="8327" calcext:value-type="float">
            <text:p>8327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8534" calcext:value-type="float">
            <text:p>36799,98534</text:p>
          </table:table-cell>
          <table:table-cell office:value-type="float" office:value="8320" calcext:value-type="float">
            <text:p>8320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4752" calcext:value-type="float">
            <text:p>36900,04752</text:p>
          </table:table-cell>
          <table:table-cell office:value-type="float" office:value="8327" calcext:value-type="float">
            <text:p>8327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146" calcext:value-type="float">
            <text:p>36999,99146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84" calcext:value-type="float">
            <text:p>37099,98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8236" calcext:value-type="float">
            <text:p>37199,98236</text:p>
          </table:table-cell>
          <table:table-cell office:value-type="float" office:value="8318" calcext:value-type="float">
            <text:p>8318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0112" calcext:value-type="float">
            <text:p>37300,00112</text:p>
          </table:table-cell>
          <table:table-cell office:value-type="float" office:value="8324" calcext:value-type="float">
            <text:p>8324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1206" calcext:value-type="float">
            <text:p>37400,0120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7808" calcext:value-type="float">
            <text:p>37499,97808</text:p>
          </table:table-cell>
          <table:table-cell office:value-type="float" office:value="8294" calcext:value-type="float">
            <text:p>829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626" calcext:value-type="float">
            <text:p>37599,99626</text:p>
          </table:table-cell>
          <table:table-cell office:value-type="float" office:value="8314" calcext:value-type="float">
            <text:p>8314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4198" calcext:value-type="float">
            <text:p>37700,04198</text:p>
          </table:table-cell>
          <table:table-cell office:value-type="float" office:value="8326" calcext:value-type="float">
            <text:p>8326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8446" calcext:value-type="float">
            <text:p>37799,98446</text:p>
          </table:table-cell>
          <table:table-cell office:value-type="float" office:value="8324" calcext:value-type="float">
            <text:p>8324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771" calcext:value-type="float">
            <text:p>37899,9771</text:p>
          </table:table-cell>
          <table:table-cell office:value-type="float" office:value="8323" calcext:value-type="float">
            <text:p>8323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8124" calcext:value-type="float">
            <text:p>37999,98124</text:p>
          </table:table-cell>
          <table:table-cell office:value-type="float" office:value="8310" calcext:value-type="float">
            <text:p>8310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7412" calcext:value-type="float">
            <text:p>38099,97412</text:p>
          </table:table-cell>
          <table:table-cell office:value-type="float" office:value="8324" calcext:value-type="float">
            <text:p>8324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0652" calcext:value-type="float">
            <text:p>38200,00652</text:p>
          </table:table-cell>
          <table:table-cell office:value-type="float" office:value="8324" calcext:value-type="float">
            <text:p>8324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936" calcext:value-type="float">
            <text:p>38299,99936</text:p>
          </table:table-cell>
          <table:table-cell office:value-type="float" office:value="8326" calcext:value-type="float">
            <text:p>8326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7908" calcext:value-type="float">
            <text:p>38399,97908</text:p>
          </table:table-cell>
          <table:table-cell office:value-type="float" office:value="8326" calcext:value-type="float">
            <text:p>8326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0048" calcext:value-type="float">
            <text:p>38500,00048</text:p>
          </table:table-cell>
          <table:table-cell office:value-type="float" office:value="8293" calcext:value-type="float">
            <text:p>8293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8576" calcext:value-type="float">
            <text:p>38599,98576</text:p>
          </table:table-cell>
          <table:table-cell office:value-type="float" office:value="8327" calcext:value-type="float">
            <text:p>832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8092" calcext:value-type="float">
            <text:p>38699,98092</text:p>
          </table:table-cell>
          <table:table-cell office:value-type="float" office:value="8327" calcext:value-type="float">
            <text:p>8327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0464" calcext:value-type="float">
            <text:p>38800,0046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8502" calcext:value-type="float">
            <text:p>38899,9850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258" calcext:value-type="float">
            <text:p>38999,99258</text:p>
          </table:table-cell>
          <table:table-cell office:value-type="float" office:value="8327" calcext:value-type="float">
            <text:p>8327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958" calcext:value-type="float">
            <text:p>39099,98958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7856" calcext:value-type="float">
            <text:p>39199,97856</text:p>
          </table:table-cell>
          <table:table-cell office:value-type="float" office:value="8295" calcext:value-type="float">
            <text:p>8295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8478" calcext:value-type="float">
            <text:p>39299,98478</text:p>
          </table:table-cell>
          <table:table-cell office:value-type="float" office:value="8327" calcext:value-type="float">
            <text:p>8327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11" calcext:value-type="float">
            <text:p>39399,9811</text:p>
          </table:table-cell>
          <table:table-cell office:value-type="float" office:value="8294" calcext:value-type="float">
            <text:p>8294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0644" calcext:value-type="float">
            <text:p>39500,00644</text:p>
          </table:table-cell>
          <table:table-cell office:value-type="float" office:value="8301" calcext:value-type="float">
            <text:p>830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7902" calcext:value-type="float">
            <text:p>39599,97902</text:p>
          </table:table-cell>
          <table:table-cell office:value-type="float" office:value="8325" calcext:value-type="float">
            <text:p>8325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086" calcext:value-type="float">
            <text:p>39699,98086</text:p>
          </table:table-cell>
          <table:table-cell office:value-type="float" office:value="8326" calcext:value-type="float">
            <text:p>8326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8648" calcext:value-type="float">
            <text:p>39799,98648</text:p>
          </table:table-cell>
          <table:table-cell office:value-type="float" office:value="8324" calcext:value-type="float">
            <text:p>8324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826" calcext:value-type="float">
            <text:p>39899,9826</text:p>
          </table:table-cell>
          <table:table-cell office:value-type="float" office:value="8307" calcext:value-type="float">
            <text:p>830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7598" calcext:value-type="float">
            <text:p>40000,07598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876" calcext:value-type="float">
            <text:p>40099,9876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071" calcext:value-type="float">
            <text:p>40200,0071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7918" calcext:value-type="float">
            <text:p>40299,97918</text:p>
          </table:table-cell>
          <table:table-cell office:value-type="float" office:value="8327" calcext:value-type="float">
            <text:p>8327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16" calcext:value-type="float">
            <text:p>40400,0016</text:p>
          </table:table-cell>
          <table:table-cell office:value-type="float" office:value="8325" calcext:value-type="float">
            <text:p>8325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8266" calcext:value-type="float">
            <text:p>40499,98266</text:p>
          </table:table-cell>
          <table:table-cell office:value-type="float" office:value="8324" calcext:value-type="float">
            <text:p>8324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8138" calcext:value-type="float">
            <text:p>40599,98138</text:p>
          </table:table-cell>
          <table:table-cell office:value-type="float" office:value="8327" calcext:value-type="float">
            <text:p>8327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056" calcext:value-type="float">
            <text:p>40700,0056</text:p>
          </table:table-cell>
          <table:table-cell office:value-type="float" office:value="8327" calcext:value-type="float">
            <text:p>8327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5134" calcext:value-type="float">
            <text:p>40800,05134</text:p>
          </table:table-cell>
          <table:table-cell office:value-type="float" office:value="8314" calcext:value-type="float">
            <text:p>8314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981" calcext:value-type="float">
            <text:p>40899,9981</text:p>
          </table:table-cell>
          <table:table-cell office:value-type="float" office:value="8324" calcext:value-type="float">
            <text:p>8324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8086" calcext:value-type="float">
            <text:p>40999,98086</text:p>
          </table:table-cell>
          <table:table-cell office:value-type="float" office:value="8314" calcext:value-type="float">
            <text:p>8314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801" calcext:value-type="float">
            <text:p>41099,9801</text:p>
          </table:table-cell>
          <table:table-cell office:value-type="float" office:value="8324" calcext:value-type="float">
            <text:p>8324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0538" calcext:value-type="float">
            <text:p>41200,00538</text:p>
          </table:table-cell>
          <table:table-cell office:value-type="float" office:value="8310" calcext:value-type="float">
            <text:p>8310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718" calcext:value-type="float">
            <text:p>41299,98718</text:p>
          </table:table-cell>
          <table:table-cell office:value-type="float" office:value="8297" calcext:value-type="float">
            <text:p>8297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4914" calcext:value-type="float">
            <text:p>41400,04914</text:p>
          </table:table-cell>
          <table:table-cell office:value-type="float" office:value="8327" calcext:value-type="float">
            <text:p>8327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7904" calcext:value-type="float">
            <text:p>41499,9790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6478" calcext:value-type="float">
            <text:p>41600,06478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618" calcext:value-type="float">
            <text:p>41699,97618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8532" calcext:value-type="float">
            <text:p>41799,98532</text:p>
          </table:table-cell>
          <table:table-cell office:value-type="float" office:value="8314" calcext:value-type="float">
            <text:p>831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0418" calcext:value-type="float">
            <text:p>41900,00418</text:p>
          </table:table-cell>
          <table:table-cell office:value-type="float" office:value="8310" calcext:value-type="float">
            <text:p>8310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35" calcext:value-type="float">
            <text:p>42000,035</text:p>
          </table:table-cell>
          <table:table-cell office:value-type="float" office:value="8326" calcext:value-type="float">
            <text:p>8326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8564" calcext:value-type="float">
            <text:p>42099,98564</text:p>
          </table:table-cell>
          <table:table-cell office:value-type="float" office:value="8311" calcext:value-type="float">
            <text:p>831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7298" calcext:value-type="float">
            <text:p>42199,97298</text:p>
          </table:table-cell>
          <table:table-cell office:value-type="float" office:value="8324" calcext:value-type="float">
            <text:p>8324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013" calcext:value-type="float">
            <text:p>42300,0013</text:p>
          </table:table-cell>
          <table:table-cell office:value-type="float" office:value="8323" calcext:value-type="float">
            <text:p>8323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9328" calcext:value-type="float">
            <text:p>42399,99328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8382" calcext:value-type="float">
            <text:p>42499,98382</text:p>
          </table:table-cell>
          <table:table-cell office:value-type="float" office:value="8324" calcext:value-type="float">
            <text:p>8324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8002" calcext:value-type="float">
            <text:p>42599,98002</text:p>
          </table:table-cell>
          <table:table-cell office:value-type="float" office:value="8311" calcext:value-type="float">
            <text:p>8311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0712" calcext:value-type="float">
            <text:p>42700,0071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9078" calcext:value-type="float">
            <text:p>42799,99078</text:p>
          </table:table-cell>
          <table:table-cell office:value-type="float" office:value="8324" calcext:value-type="float">
            <text:p>8324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8876" calcext:value-type="float">
            <text:p>42899,98876</text:p>
          </table:table-cell>
          <table:table-cell office:value-type="float" office:value="8319" calcext:value-type="float">
            <text:p>8319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0338" calcext:value-type="float">
            <text:p>43000,00338</text:p>
          </table:table-cell>
          <table:table-cell office:value-type="float" office:value="8326" calcext:value-type="float">
            <text:p>8326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8356" calcext:value-type="float">
            <text:p>43099,98356</text:p>
          </table:table-cell>
          <table:table-cell office:value-type="float" office:value="8326" calcext:value-type="float">
            <text:p>8326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854" calcext:value-type="float">
            <text:p>43199,9854</text:p>
          </table:table-cell>
          <table:table-cell office:value-type="float" office:value="8312" calcext:value-type="float">
            <text:p>8312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7578" calcext:value-type="float">
            <text:p>43299,97578</text:p>
          </table:table-cell>
          <table:table-cell office:value-type="float" office:value="8310" calcext:value-type="float">
            <text:p>8310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722" calcext:value-type="float">
            <text:p>43399,9722</text:p>
          </table:table-cell>
          <table:table-cell office:value-type="float" office:value="8320" calcext:value-type="float">
            <text:p>8320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134" calcext:value-type="float">
            <text:p>43499,9913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304" calcext:value-type="float">
            <text:p>43599,98304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9876" calcext:value-type="float">
            <text:p>43699,99876</text:p>
          </table:table-cell>
          <table:table-cell office:value-type="float" office:value="8326" calcext:value-type="float">
            <text:p>8326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8718" calcext:value-type="float">
            <text:p>43799,98718</text:p>
          </table:table-cell>
          <table:table-cell office:value-type="float" office:value="8318" calcext:value-type="float">
            <text:p>8318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8698" calcext:value-type="float">
            <text:p>43899,98698</text:p>
          </table:table-cell>
          <table:table-cell office:value-type="float" office:value="8310" calcext:value-type="float">
            <text:p>831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7832" calcext:value-type="float">
            <text:p>43999,97832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9324" calcext:value-type="float">
            <text:p>44099,99324</text:p>
          </table:table-cell>
          <table:table-cell office:value-type="float" office:value="8314" calcext:value-type="float">
            <text:p>831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374" calcext:value-type="float">
            <text:p>44199,98374</text:p>
          </table:table-cell>
          <table:table-cell office:value-type="float" office:value="8309" calcext:value-type="float">
            <text:p>8309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7852" calcext:value-type="float">
            <text:p>44299,97852</text:p>
          </table:table-cell>
          <table:table-cell office:value-type="float" office:value="8327" calcext:value-type="float">
            <text:p>8327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9214" calcext:value-type="float">
            <text:p>44399,99214</text:p>
          </table:table-cell>
          <table:table-cell office:value-type="float" office:value="8327" calcext:value-type="float">
            <text:p>832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8134" calcext:value-type="float">
            <text:p>44499,98134</text:p>
          </table:table-cell>
          <table:table-cell office:value-type="float" office:value="8318" calcext:value-type="float">
            <text:p>8318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9424" calcext:value-type="float">
            <text:p>44599,99424</text:p>
          </table:table-cell>
          <table:table-cell office:value-type="float" office:value="8325" calcext:value-type="float">
            <text:p>8325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8236" calcext:value-type="float">
            <text:p>44699,98236</text:p>
          </table:table-cell>
          <table:table-cell office:value-type="float" office:value="8310" calcext:value-type="float">
            <text:p>8310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8588" calcext:value-type="float">
            <text:p>44799,98588</text:p>
          </table:table-cell>
          <table:table-cell office:value-type="float" office:value="8310" calcext:value-type="float">
            <text:p>8310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8724" calcext:value-type="float">
            <text:p>44899,98724</text:p>
          </table:table-cell>
          <table:table-cell office:value-type="float" office:value="8325" calcext:value-type="float">
            <text:p>8325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7962" calcext:value-type="float">
            <text:p>44999,97962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8678" calcext:value-type="float">
            <text:p>45099,98678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706" calcext:value-type="float">
            <text:p>45199,99706</text:p>
          </table:table-cell>
          <table:table-cell office:value-type="float" office:value="8327" calcext:value-type="float">
            <text:p>8327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7686" calcext:value-type="float">
            <text:p>45299,97686</text:p>
          </table:table-cell>
          <table:table-cell office:value-type="float" office:value="8324" calcext:value-type="float">
            <text:p>8324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9234" calcext:value-type="float">
            <text:p>45399,99234</text:p>
          </table:table-cell>
          <table:table-cell office:value-type="float" office:value="8297" calcext:value-type="float">
            <text:p>829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4656" calcext:value-type="float">
            <text:p>45500,04656</text:p>
          </table:table-cell>
          <table:table-cell office:value-type="float" office:value="8312" calcext:value-type="float">
            <text:p>8312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8042" calcext:value-type="float">
            <text:p>45599,98042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973" calcext:value-type="float">
            <text:p>45699,9973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7978" calcext:value-type="float">
            <text:p>45799,97978</text:p>
          </table:table-cell>
          <table:table-cell office:value-type="float" office:value="8327" calcext:value-type="float">
            <text:p>8327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871" calcext:value-type="float">
            <text:p>45899,9871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164" calcext:value-type="float">
            <text:p>45999,98164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8056" calcext:value-type="float">
            <text:p>46099,98056</text:p>
          </table:table-cell>
          <table:table-cell office:value-type="float" office:value="8301" calcext:value-type="float">
            <text:p>830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0218" calcext:value-type="float">
            <text:p>46200,00218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4046" calcext:value-type="float">
            <text:p>46300,04046</text:p>
          </table:table-cell>
          <table:table-cell office:value-type="float" office:value="8324" calcext:value-type="float">
            <text:p>8324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126" calcext:value-type="float">
            <text:p>46400,0126</text:p>
          </table:table-cell>
          <table:table-cell office:value-type="float" office:value="8326" calcext:value-type="float">
            <text:p>8326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771" calcext:value-type="float">
            <text:p>46499,9771</text:p>
          </table:table-cell>
          <table:table-cell office:value-type="float" office:value="8326" calcext:value-type="float">
            <text:p>8326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7606" calcext:value-type="float">
            <text:p>46599,97606</text:p>
          </table:table-cell>
          <table:table-cell office:value-type="float" office:value="8310" calcext:value-type="float">
            <text:p>8310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2714" calcext:value-type="float">
            <text:p>46700,02714</text:p>
          </table:table-cell>
          <table:table-cell office:value-type="float" office:value="8301" calcext:value-type="float">
            <text:p>830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7766" calcext:value-type="float">
            <text:p>46799,97766</text:p>
          </table:table-cell>
          <table:table-cell office:value-type="float" office:value="8294" calcext:value-type="float">
            <text:p>8294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7812" calcext:value-type="float">
            <text:p>46899,97812</text:p>
          </table:table-cell>
          <table:table-cell office:value-type="float" office:value="8326" calcext:value-type="float">
            <text:p>8326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7674" calcext:value-type="float">
            <text:p>46999,97674</text:p>
          </table:table-cell>
          <table:table-cell office:value-type="float" office:value="8327" calcext:value-type="float">
            <text:p>832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76" calcext:value-type="float">
            <text:p>47099,976</text:p>
          </table:table-cell>
          <table:table-cell office:value-type="float" office:value="8326" calcext:value-type="float">
            <text:p>8326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8682" calcext:value-type="float">
            <text:p>47199,98682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791" calcext:value-type="float">
            <text:p>47299,9791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7934" calcext:value-type="float">
            <text:p>47399,9793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8376" calcext:value-type="float">
            <text:p>47499,98376</text:p>
          </table:table-cell>
          <table:table-cell office:value-type="float" office:value="8327" calcext:value-type="float">
            <text:p>8327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8434" calcext:value-type="float">
            <text:p>47599,98434</text:p>
          </table:table-cell>
          <table:table-cell office:value-type="float" office:value="8326" calcext:value-type="float">
            <text:p>8326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788" calcext:value-type="float">
            <text:p>47699,98788</text:p>
          </table:table-cell>
          <table:table-cell office:value-type="float" office:value="8326" calcext:value-type="float">
            <text:p>8326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762" calcext:value-type="float">
            <text:p>47799,99762</text:p>
          </table:table-cell>
          <table:table-cell office:value-type="float" office:value="8326" calcext:value-type="float">
            <text:p>8326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812" calcext:value-type="float">
            <text:p>47899,9812</text:p>
          </table:table-cell>
          <table:table-cell office:value-type="float" office:value="8323" calcext:value-type="float">
            <text:p>8323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8774" calcext:value-type="float">
            <text:p>47999,98774</text:p>
          </table:table-cell>
          <table:table-cell office:value-type="float" office:value="8327" calcext:value-type="float">
            <text:p>832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8106" calcext:value-type="float">
            <text:p>48099,98106</text:p>
          </table:table-cell>
          <table:table-cell office:value-type="float" office:value="8314" calcext:value-type="float">
            <text:p>8314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8992" calcext:value-type="float">
            <text:p>48199,98992</text:p>
          </table:table-cell>
          <table:table-cell office:value-type="float" office:value="8326" calcext:value-type="float">
            <text:p>8326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826" calcext:value-type="float">
            <text:p>48299,9826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8194" calcext:value-type="float">
            <text:p>48399,98194</text:p>
          </table:table-cell>
          <table:table-cell office:value-type="float" office:value="8294" calcext:value-type="float">
            <text:p>829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2772" calcext:value-type="float">
            <text:p>48500,02772</text:p>
          </table:table-cell>
          <table:table-cell office:value-type="float" office:value="8325" calcext:value-type="float">
            <text:p>8325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8586" calcext:value-type="float">
            <text:p>48599,98586</text:p>
          </table:table-cell>
          <table:table-cell office:value-type="float" office:value="8310" calcext:value-type="float">
            <text:p>8310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8132" calcext:value-type="float">
            <text:p>48699,98132</text:p>
          </table:table-cell>
          <table:table-cell office:value-type="float" office:value="8318" calcext:value-type="float">
            <text:p>8318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9662" calcext:value-type="float">
            <text:p>48799,99662</text:p>
          </table:table-cell>
          <table:table-cell office:value-type="float" office:value="8327" calcext:value-type="float">
            <text:p>832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887" calcext:value-type="float">
            <text:p>48899,9887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085" calcext:value-type="float">
            <text:p>49000,0085</text:p>
          </table:table-cell>
          <table:table-cell office:value-type="float" office:value="8324" calcext:value-type="float">
            <text:p>8324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8338" calcext:value-type="float">
            <text:p>49099,98338</text:p>
          </table:table-cell>
          <table:table-cell office:value-type="float" office:value="8327" calcext:value-type="float">
            <text:p>8327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9914" calcext:value-type="float">
            <text:p>49199,99914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8416" calcext:value-type="float">
            <text:p>49299,98416</text:p>
          </table:table-cell>
          <table:table-cell office:value-type="float" office:value="8311" calcext:value-type="float">
            <text:p>831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0176" calcext:value-type="float">
            <text:p>49400,00176</text:p>
          </table:table-cell>
          <table:table-cell office:value-type="float" office:value="8326" calcext:value-type="float">
            <text:p>8326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815" calcext:value-type="float">
            <text:p>49499,9815</text:p>
          </table:table-cell>
          <table:table-cell office:value-type="float" office:value="8293" calcext:value-type="float">
            <text:p>8293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8336" calcext:value-type="float">
            <text:p>49599,98336</text:p>
          </table:table-cell>
          <table:table-cell office:value-type="float" office:value="8314" calcext:value-type="float">
            <text:p>8314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35" calcext:value-type="float">
            <text:p>49699,9835</text:p>
          </table:table-cell>
          <table:table-cell office:value-type="float" office:value="8327" calcext:value-type="float">
            <text:p>832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9182" calcext:value-type="float">
            <text:p>49799,99182</text:p>
          </table:table-cell>
          <table:table-cell office:value-type="float" office:value="8327" calcext:value-type="float">
            <text:p>832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7336" calcext:value-type="float">
            <text:p>49899,9733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7706" calcext:value-type="float">
            <text:p>49999,97706</text:p>
          </table:table-cell>
          <table:table-cell office:value-type="float" office:value="8310" calcext:value-type="float">
            <text:p>831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963" calcext:value-type="float">
            <text:p>50099,9963</text:p>
          </table:table-cell>
          <table:table-cell office:value-type="float" office:value="8318" calcext:value-type="float">
            <text:p>8318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7434" calcext:value-type="float">
            <text:p>50200,07434</text:p>
          </table:table-cell>
          <table:table-cell office:value-type="float" office:value="8314" calcext:value-type="float">
            <text:p>8314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7724" calcext:value-type="float">
            <text:p>50299,97724</text:p>
          </table:table-cell>
          <table:table-cell office:value-type="float" office:value="8294" calcext:value-type="float">
            <text:p>8294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400.0174" calcext:value-type="float">
            <text:p>50400,0174</text:p>
          </table:table-cell>
          <table:table-cell office:value-type="float" office:value="8307" calcext:value-type="float">
            <text:p>8307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8704" calcext:value-type="float">
            <text:p>50499,98704</text:p>
          </table:table-cell>
          <table:table-cell office:value-type="float" office:value="8323" calcext:value-type="float">
            <text:p>8323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3156" calcext:value-type="float">
            <text:p>50600,03156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700.00942" calcext:value-type="float">
            <text:p>50700,00942</text:p>
          </table:table-cell>
          <table:table-cell office:value-type="float" office:value="8307" calcext:value-type="float">
            <text:p>8307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218" calcext:value-type="float">
            <text:p>50799,99218</text:p>
          </table:table-cell>
          <table:table-cell office:value-type="float" office:value="8327" calcext:value-type="float">
            <text:p>8327</text:p>
          </table:table-cell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7336" calcext:value-type="float">
            <text:p>50899,97336</text:p>
          </table:table-cell>
          <table:table-cell office:value-type="float" office:value="8311" calcext:value-type="float">
            <text:p>831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000.014" calcext:value-type="float">
            <text:p>51000,014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9984" calcext:value-type="float">
            <text:p>51099,99984</text:p>
          </table:table-cell>
          <table:table-cell office:value-type="float" office:value="8311" calcext:value-type="float">
            <text:p>831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00.01596" calcext:value-type="float">
            <text:p>51200,0159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8162" calcext:value-type="float">
            <text:p>51299,9816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400.00552" calcext:value-type="float">
            <text:p>51400,00552</text:p>
          </table:table-cell>
          <table:table-cell office:value-type="float" office:value="8327" calcext:value-type="float">
            <text:p>8327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8314" calcext:value-type="float">
            <text:p>51499,98314</text:p>
          </table:table-cell>
          <table:table-cell office:value-type="float" office:value="8327" calcext:value-type="float">
            <text:p>8327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0126" calcext:value-type="float">
            <text:p>51600,00126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7878" calcext:value-type="float">
            <text:p>51699,97878</text:p>
          </table:table-cell>
          <table:table-cell office:value-type="float" office:value="8327" calcext:value-type="float">
            <text:p>832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799.98376" calcext:value-type="float">
            <text:p>51799,98376</text:p>
          </table:table-cell>
          <table:table-cell office:value-type="float" office:value="8324" calcext:value-type="float">
            <text:p>8324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762" calcext:value-type="float">
            <text:p>51899,9762</text:p>
          </table:table-cell>
          <table:table-cell office:value-type="float" office:value="8327" calcext:value-type="float">
            <text:p>832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8022" calcext:value-type="float">
            <text:p>51999,98022</text:p>
          </table:table-cell>
          <table:table-cell office:value-type="float" office:value="8327" calcext:value-type="float">
            <text:p>8327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100.00718" calcext:value-type="float">
            <text:p>52100,00718</text:p>
          </table:table-cell>
          <table:table-cell office:value-type="float" office:value="8308" calcext:value-type="float">
            <text:p>8308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8178" calcext:value-type="float">
            <text:p>52199,98178</text:p>
          </table:table-cell>
          <table:table-cell office:value-type="float" office:value="8327" calcext:value-type="float">
            <text:p>8327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8792" calcext:value-type="float">
            <text:p>52299,98792</text:p>
          </table:table-cell>
          <table:table-cell office:value-type="float" office:value="8326" calcext:value-type="float">
            <text:p>8326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7768" calcext:value-type="float">
            <text:p>52399,97768</text:p>
          </table:table-cell>
          <table:table-cell office:value-type="float" office:value="8310" calcext:value-type="float">
            <text:p>8310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500.0258" calcext:value-type="float">
            <text:p>52500,0258</text:p>
          </table:table-cell>
          <table:table-cell office:value-type="float" office:value="8324" calcext:value-type="float">
            <text:p>8324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7468" calcext:value-type="float">
            <text:p>52599,97468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99.97734" calcext:value-type="float">
            <text:p>52699,97734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963" calcext:value-type="float">
            <text:p>52799,9963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899.9837" calcext:value-type="float">
            <text:p>52899,9837</text:p>
          </table:table-cell>
          <table:table-cell office:value-type="float" office:value="8314" calcext:value-type="float">
            <text:p>8314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999.99386" calcext:value-type="float">
            <text:p>52999,99386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883" calcext:value-type="float">
            <text:p>53099,9883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199.97888" calcext:value-type="float">
            <text:p>53199,97888</text:p>
          </table:table-cell>
          <table:table-cell office:value-type="float" office:value="8322" calcext:value-type="float">
            <text:p>8322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9942" calcext:value-type="float">
            <text:p>53299,99942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8226" calcext:value-type="float">
            <text:p>53399,98226</text:p>
          </table:table-cell>
          <table:table-cell office:value-type="float" office:value="8327" calcext:value-type="float">
            <text:p>8327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500.01066" calcext:value-type="float">
            <text:p>53500,01066</text:p>
          </table:table-cell>
          <table:table-cell office:value-type="float" office:value="8310" calcext:value-type="float">
            <text:p>8310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99.98528" calcext:value-type="float">
            <text:p>53599,98528</text:p>
          </table:table-cell>
          <table:table-cell office:value-type="float" office:value="8314" calcext:value-type="float">
            <text:p>8314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700.04528" calcext:value-type="float">
            <text:p>53700,04528</text:p>
          </table:table-cell>
          <table:table-cell office:value-type="float" office:value="8323" calcext:value-type="float">
            <text:p>8323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799.98516" calcext:value-type="float">
            <text:p>53799,98516</text:p>
          </table:table-cell>
          <table:table-cell office:value-type="float" office:value="8327" calcext:value-type="float">
            <text:p>832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900.01776" calcext:value-type="float">
            <text:p>53900,01776</text:p>
          </table:table-cell>
          <table:table-cell office:value-type="float" office:value="8314" calcext:value-type="float">
            <text:p>8314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0094" calcext:value-type="float">
            <text:p>54000,0009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099.99238" calcext:value-type="float">
            <text:p>54099,99238</text:p>
          </table:table-cell>
          <table:table-cell office:value-type="float" office:value="8327" calcext:value-type="float">
            <text:p>832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7506" calcext:value-type="float">
            <text:p>54199,97506</text:p>
          </table:table-cell>
          <table:table-cell office:value-type="float" office:value="8327" calcext:value-type="float">
            <text:p>8327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8148" calcext:value-type="float">
            <text:p>54299,98148</text:p>
          </table:table-cell>
          <table:table-cell office:value-type="float" office:value="8327" calcext:value-type="float">
            <text:p>832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99.98326" calcext:value-type="float">
            <text:p>54399,98326</text:p>
          </table:table-cell>
          <table:table-cell office:value-type="float" office:value="8318" calcext:value-type="float">
            <text:p>8318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499.9732" calcext:value-type="float">
            <text:p>54499,9732</text:p>
          </table:table-cell>
          <table:table-cell office:value-type="float" office:value="8326" calcext:value-type="float">
            <text:p>8326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599.97738" calcext:value-type="float">
            <text:p>54599,97738</text:p>
          </table:table-cell>
          <table:table-cell office:value-type="float" office:value="8327" calcext:value-type="float">
            <text:p>832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700.00214" calcext:value-type="float">
            <text:p>54700,00214</text:p>
          </table:table-cell>
          <table:table-cell office:value-type="float" office:value="8310" calcext:value-type="float">
            <text:p>8310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99.9667" calcext:value-type="float">
            <text:p>54799,9667</text:p>
          </table:table-cell>
          <table:table-cell office:value-type="float" office:value="8310" calcext:value-type="float">
            <text:p>8310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8348" calcext:value-type="float">
            <text:p>54899,98348</text:p>
          </table:table-cell>
          <table:table-cell office:value-type="float" office:value="8297" calcext:value-type="float">
            <text:p>8297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8884" calcext:value-type="float">
            <text:p>54999,98884</text:p>
          </table:table-cell>
          <table:table-cell office:value-type="float" office:value="8310" calcext:value-type="float">
            <text:p>8310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099.9832" calcext:value-type="float">
            <text:p>55099,9832</text:p>
          </table:table-cell>
          <table:table-cell office:value-type="float" office:value="8325" calcext:value-type="float">
            <text:p>8325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200.02028" calcext:value-type="float">
            <text:p>55200,02028</text:p>
          </table:table-cell>
          <table:table-cell office:value-type="float" office:value="8310" calcext:value-type="float">
            <text:p>8310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299.98638" calcext:value-type="float">
            <text:p>55299,98638</text:p>
          </table:table-cell>
          <table:table-cell office:value-type="float" office:value="8314" calcext:value-type="float">
            <text:p>8314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400.00356" calcext:value-type="float">
            <text:p>55400,00356</text:p>
          </table:table-cell>
          <table:table-cell office:value-type="float" office:value="8327" calcext:value-type="float">
            <text:p>8327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499.9788" calcext:value-type="float">
            <text:p>55499,9788</text:p>
          </table:table-cell>
          <table:table-cell office:value-type="float" office:value="8310" calcext:value-type="float">
            <text:p>8310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599.9787" calcext:value-type="float">
            <text:p>55599,9787</text:p>
          </table:table-cell>
          <table:table-cell office:value-type="float" office:value="8327" calcext:value-type="float">
            <text:p>8327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99.9927" calcext:value-type="float">
            <text:p>55699,9927</text:p>
          </table:table-cell>
          <table:table-cell office:value-type="float" office:value="8327" calcext:value-type="float">
            <text:p>8327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799.98678" calcext:value-type="float">
            <text:p>55799,98678</text:p>
          </table:table-cell>
          <table:table-cell office:value-type="float" office:value="8327" calcext:value-type="float">
            <text:p>8327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900.02706" calcext:value-type="float">
            <text:p>55900,02706</text:p>
          </table:table-cell>
          <table:table-cell office:value-type="float" office:value="8326" calcext:value-type="float">
            <text:p>8326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999.98446" calcext:value-type="float">
            <text:p>55999,98446</text:p>
          </table:table-cell>
          <table:table-cell office:value-type="float" office:value="8327" calcext:value-type="float">
            <text:p>8327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100.02898" calcext:value-type="float">
            <text:p>56100,02898</text:p>
          </table:table-cell>
          <table:table-cell office:value-type="float" office:value="8327" calcext:value-type="float">
            <text:p>8327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199.98132" calcext:value-type="float">
            <text:p>56199,98132</text:p>
          </table:table-cell>
          <table:table-cell office:value-type="float" office:value="8327" calcext:value-type="float">
            <text:p>8327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299.98326" calcext:value-type="float">
            <text:p>56299,98326</text:p>
          </table:table-cell>
          <table:table-cell office:value-type="float" office:value="8318" calcext:value-type="float">
            <text:p>8318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400.00804" calcext:value-type="float">
            <text:p>56400,00804</text:p>
          </table:table-cell>
          <table:table-cell office:value-type="float" office:value="8327" calcext:value-type="float">
            <text:p>832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499.98732" calcext:value-type="float">
            <text:p>56499,98732</text:p>
          </table:table-cell>
          <table:table-cell office:value-type="float" office:value="8324" calcext:value-type="float">
            <text:p>8324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599.97962" calcext:value-type="float">
            <text:p>56599,97962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699.98244" calcext:value-type="float">
            <text:p>56699,98244</text:p>
          </table:table-cell>
          <table:table-cell office:value-type="float" office:value="8327" calcext:value-type="float">
            <text:p>8327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800.0205" calcext:value-type="float">
            <text:p>56800,0205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899.98162" calcext:value-type="float">
            <text:p>56899,98162</text:p>
          </table:table-cell>
          <table:table-cell office:value-type="float" office:value="8326" calcext:value-type="float">
            <text:p>8326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000.0036" calcext:value-type="float">
            <text:p>57000,0036</text:p>
          </table:table-cell>
          <table:table-cell office:value-type="float" office:value="8326" calcext:value-type="float">
            <text:p>8326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100.00068" calcext:value-type="float">
            <text:p>57100,00068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199.9941" calcext:value-type="float">
            <text:p>57199,9941</text:p>
          </table:table-cell>
          <table:table-cell office:value-type="float" office:value="8327" calcext:value-type="float">
            <text:p>832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99.97962" calcext:value-type="float">
            <text:p>57299,97962</text:p>
          </table:table-cell>
          <table:table-cell office:value-type="float" office:value="8310" calcext:value-type="float">
            <text:p>8310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399.98124" calcext:value-type="float">
            <text:p>57399,98124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500.02156" calcext:value-type="float">
            <text:p>57500,02156</text:p>
          </table:table-cell>
          <table:table-cell office:value-type="float" office:value="8327" calcext:value-type="float">
            <text:p>8327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599.97276" calcext:value-type="float">
            <text:p>57599,97276</text:p>
          </table:table-cell>
          <table:table-cell office:value-type="float" office:value="8327" calcext:value-type="float">
            <text:p>8327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699.97986" calcext:value-type="float">
            <text:p>57699,97986</text:p>
          </table:table-cell>
          <table:table-cell office:value-type="float" office:value="8327" calcext:value-type="float">
            <text:p>8327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799.99756" calcext:value-type="float">
            <text:p>57799,99756</text:p>
          </table:table-cell>
          <table:table-cell office:value-type="float" office:value="8327" calcext:value-type="float">
            <text:p>8327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899.9834" calcext:value-type="float">
            <text:p>57899,9834</text:p>
          </table:table-cell>
          <table:table-cell office:value-type="float" office:value="8324" calcext:value-type="float">
            <text:p>8324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999.97382" calcext:value-type="float">
            <text:p>57999,97382</text:p>
          </table:table-cell>
          <table:table-cell office:value-type="float" office:value="8310" calcext:value-type="float">
            <text:p>8310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099.96864" calcext:value-type="float">
            <text:p>58099,96864</text:p>
          </table:table-cell>
          <table:table-cell office:value-type="float" office:value="8310" calcext:value-type="float">
            <text:p>831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200.00936" calcext:value-type="float">
            <text:p>58200,00936</text:p>
          </table:table-cell>
          <table:table-cell office:value-type="float" office:value="8327" calcext:value-type="float">
            <text:p>8327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299.99846" calcext:value-type="float">
            <text:p>58299,99846</text:p>
          </table:table-cell>
          <table:table-cell office:value-type="float" office:value="8327" calcext:value-type="float">
            <text:p>832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99.97598" calcext:value-type="float">
            <text:p>58399,97598</text:p>
          </table:table-cell>
          <table:table-cell office:value-type="float" office:value="8327" calcext:value-type="float">
            <text:p>832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500.00134" calcext:value-type="float">
            <text:p>58500,00134</text:p>
          </table:table-cell>
          <table:table-cell office:value-type="float" office:value="8310" calcext:value-type="float">
            <text:p>8310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599.97996" calcext:value-type="float">
            <text:p>58599,97996</text:p>
          </table:table-cell>
          <table:table-cell office:value-type="float" office:value="8327" calcext:value-type="float">
            <text:p>8327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699.97846" calcext:value-type="float">
            <text:p>58699,97846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799.98964" calcext:value-type="float">
            <text:p>58799,98964</text:p>
          </table:table-cell>
          <table:table-cell office:value-type="float" office:value="8327" calcext:value-type="float">
            <text:p>8327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899.98664" calcext:value-type="float">
            <text:p>58899,98664</text:p>
          </table:table-cell>
          <table:table-cell office:value-type="float" office:value="8327" calcext:value-type="float">
            <text:p>8327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999.98986" calcext:value-type="float">
            <text:p>58999,98986</text:p>
          </table:table-cell>
          <table:table-cell office:value-type="float" office:value="8314" calcext:value-type="float">
            <text:p>8314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099.98854" calcext:value-type="float">
            <text:p>59099,98854</text:p>
          </table:table-cell>
          <table:table-cell office:value-type="float" office:value="8327" calcext:value-type="float">
            <text:p>8327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200.00232" calcext:value-type="float">
            <text:p>59200,00232</text:p>
          </table:table-cell>
          <table:table-cell office:value-type="float" office:value="8327" calcext:value-type="float">
            <text:p>8327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299.98498" calcext:value-type="float">
            <text:p>59299,98498</text:p>
          </table:table-cell>
          <table:table-cell office:value-type="float" office:value="8310" calcext:value-type="float">
            <text:p>831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399.99326" calcext:value-type="float">
            <text:p>59399,99326</text:p>
          </table:table-cell>
          <table:table-cell office:value-type="float" office:value="8327" calcext:value-type="float">
            <text:p>832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499.98556" calcext:value-type="float">
            <text:p>59499,98556</text:p>
          </table:table-cell>
          <table:table-cell office:value-type="float" office:value="8327" calcext:value-type="float">
            <text:p>832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599.991" calcext:value-type="float">
            <text:p>59599,991</text:p>
          </table:table-cell>
          <table:table-cell office:value-type="float" office:value="8301" calcext:value-type="float">
            <text:p>830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699.99668" calcext:value-type="float">
            <text:p>59699,99668</text:p>
          </table:table-cell>
          <table:table-cell office:value-type="float" office:value="8326" calcext:value-type="float">
            <text:p>8326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799.98214" calcext:value-type="float">
            <text:p>59799,98214</text:p>
          </table:table-cell>
          <table:table-cell office:value-type="float" office:value="8327" calcext:value-type="float">
            <text:p>832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899.97882" calcext:value-type="float">
            <text:p>59899,97882</text:p>
          </table:table-cell>
          <table:table-cell office:value-type="float" office:value="8324" calcext:value-type="float">
            <text:p>8324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99.97988" calcext:value-type="float">
            <text:p>59999,97988</text:p>
          </table:table-cell>
          <table:table-cell office:value-type="float" office:value="8327" calcext:value-type="float">
            <text:p>832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099.98682" calcext:value-type="float">
            <text:p>60099,98682</text:p>
          </table:table-cell>
          <table:table-cell office:value-type="float" office:value="8327" calcext:value-type="float">
            <text:p>8327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199.99124" calcext:value-type="float">
            <text:p>60199,99124</text:p>
          </table:table-cell>
          <table:table-cell office:value-type="float" office:value="8327" calcext:value-type="float">
            <text:p>8327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299.97834" calcext:value-type="float">
            <text:p>60299,97834</text:p>
          </table:table-cell>
          <table:table-cell office:value-type="float" office:value="8327" calcext:value-type="float">
            <text:p>8327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0:14.464614989</dc:date>
    <meta:editing-duration>PT9M15S</meta:editing-duration>
    <meta:editing-cycles>1</meta:editing-cycles>
    <meta:document-statistic meta:table-count="1" meta:cell-count="2392" meta:object-count="0"/>
    <meta:generator>LibreOffice/5.1.6.2$Linux_X86_64 LibreOffice_project/10m0$Build-2</meta:generator>
  </office:meta>
</office:document-meta>
</file>